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Lohit Devanagari1" svg:font-family="'Lohit Devanagari'"/>
    <style:font-face style:name="OpenSymbol" svg:font-family="OpenSymbol, 'MS Mincho'"/>
    <style:font-face style:name="inherit" svg:font-family="inherit"/>
    <style:font-face style:name="Courier New1" svg:font-family="'Courier New'" style:font-family-generic="modern"/>
    <style:font-face style:name="Courier Std" svg:font-family="'Courier Std', 'Courier Std'" style:font-family-generic="roman"/>
    <style:font-face style:name="Times LT Std" svg:font-family="'Times LT Std', 'Times LT Std'" style:font-family-generic="roman"/>
    <style:font-face style:name="Futura Std Medium" svg:font-family="'Futura Std Medium', 'Futura Std Medium'" style:font-family-generic="swiss"/>
    <style:font-face style:name="ITC Franklin Gothic Std Book" svg:font-family="'ITC Franklin Gothic Std Book', 'ITC Franklin Gothic Std 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1.621cm" table:align="center" style:writing-mode="lr-tb"/>
    </style:style>
    <style:style style:name="Tabla1.A" style:family="table-column">
      <style:table-column-properties style:column-width="3.403cm"/>
    </style:style>
    <style:style style:name="Tabla1.B" style:family="table-column">
      <style:table-column-properties style:column-width="1.674cm"/>
    </style:style>
    <style:style style:name="Tabla1.C" style:family="table-column">
      <style:table-column-properties style:column-width="2.182cm"/>
    </style:style>
    <style:style style:name="Tabla1.D" style:family="table-column">
      <style:table-column-properties style:column-width="2.473cm"/>
    </style:style>
    <style:style style:name="Tabla1.E" style:family="table-column">
      <style:table-column-properties style:column-width="1.889cm"/>
    </style:style>
    <style:style style:name="Tabla1.1" style:family="table-row">
      <style:table-row-properties fo:keep-together="auto"/>
    </style:style>
    <style:style style:name="Tabla1.A1" style:family="table-cell">
      <style:table-cell-properties style:vertical-align="top" fo:background-color="#fffffc" style:border-line-width-left="0.053cm 0.026cm 0.026cm" style:border-line-width-top="0.053cm 0.026cm 0.026cm" style:border-line-width-bottom="0.053cm 0.026cm 0.026cm" fo:padding="0.185cm" fo:border-left="3pt double #808080" fo:border-right="none" fo:border-top="3pt double #808080" fo:border-bottom="3pt double #808080" style:writing-mode="lr-tb">
        <style:background-image/>
      </style:table-cell-properties>
    </style:style>
    <style:style style:name="Tabla1.E1" style:family="table-cell">
      <style:table-cell-properties style:vertical-align="top" fo:background-color="#fffffc" style:border-line-width="0.053cm 0.026cm 0.026cm" fo:padding="0.185cm" fo:border="3pt double #808080" style:writing-mode="lr-tb">
        <style:background-image/>
      </style:table-cell-properties>
    </style:style>
    <style:style style:name="P1" style:family="paragraph" style:parent-style-name="Header">
      <style:paragraph-properties fo:margin-top="0cm" fo:margin-bottom="0cm" style:contextual-spacing="false"/>
      <style:text-properties fo:color="#595959" loext:opacity="100%" style:font-name="Comic Sans MS" fo:language="es" fo:country="ES" style:font-name-complex="Comic Sans MS"/>
    </style:style>
    <style:style style:name="P2" style:family="paragraph" style:parent-style-name="Header">
      <style:paragraph-properties fo:margin-top="0cm" fo:margin-bottom="0cm" style:contextual-spacing="false"/>
      <style:text-properties fo:language="es" fo:country="ES"/>
    </style:style>
    <style:style style:name="P3" style:family="paragraph" style:parent-style-name="Preformatted_20_Text">
      <loext:graphic-properties draw:fill="solid" draw:fill-color="#ffffff" draw:opacity="100%"/>
      <style:paragraph-properties fo:margin-top="0cm" fo:margin-bottom="0cm" style:contextual-spacing="false" style:line-height-at-least="0.635cm" fo:text-align="start" style:justify-single-word="false" fo:orphans="2" fo:widows="2" fo:background-color="#ffffff" fo:padding="0cm" fo:border="none" style:writing-mode="lr-tb"/>
      <style:text-properties fo:font-variant="normal" fo:text-transform="none" fo:color="#212121" loext:opacity="100%" style:font-name="inherit" fo:font-size="12pt" fo:letter-spacing="normal" fo:language="es" fo:country="ES" fo:font-style="normal" fo:font-weight="normal"/>
    </style:style>
    <style:style style:name="P4" style:family="paragraph" style:parent-style-name="Preformatted_20_Text">
      <loext:graphic-properties draw:fill="solid" draw:fill-color="#ffffff" draw:opacity="100%"/>
      <style:paragraph-properties fo:margin-top="0cm" fo:margin-bottom="0cm" style:contextual-spacing="false" style:line-height-at-least="0.635cm" fo:text-align="start" style:justify-single-word="false" fo:orphans="2" fo:widows="2" fo:background-color="#ffffff" fo:padding="0cm" fo:border="none" style:writing-mode="lr-tb"/>
      <style:text-properties fo:language="es" fo:country="ES"/>
    </style:style>
    <style:style style:name="P5" style:family="paragraph" style:parent-style-name="Standard">
      <style:paragraph-properties fo:margin-top="0cm" fo:margin-bottom="0cm" style:contextual-spacing="false" fo:line-height="100%" style:text-autospace="none"/>
      <style:text-properties fo:color="#000000" loext:opacity="100%" style:font-name="Comic Sans MS" fo:font-size="11pt" fo:language="es" fo:country="ES" fo:font-weight="bold" style:font-size-asian="11pt" style:language-asian="es" style:country-asian="ES" style:font-weight-asian="bold" style:font-name-complex="Futura Std Medium" style:font-size-complex="11pt"/>
    </style:style>
    <style:style style:name="P6" style:family="paragraph" style:parent-style-name="Standard">
      <style:paragraph-properties fo:margin-top="0cm" fo:margin-bottom="0cm" style:contextual-spacing="false" fo:line-height="100%" style:text-autospace="none"/>
      <style:text-properties fo:color="#000000" loext:opacity="100%" style:font-name="Comic Sans MS" fo:font-size="11pt" fo:language="es" fo:country="ES" style:font-size-asian="11pt" style:language-asian="es" style:country-asian="ES" style:font-name-complex="Futura Std Medium" style:font-size-complex="11pt"/>
    </style:style>
    <style:style style:name="P7" style:family="paragraph" style:parent-style-name="Standard">
      <style:paragraph-properties fo:margin-top="0cm" fo:margin-bottom="0cm" style:contextual-spacing="false" fo:line-height="100%" style:text-autospace="none"/>
      <style:text-properties fo:color="#000000" loext:opacity="100%" style:font-name="Comic Sans MS" fo:font-size="11pt" fo:language="es" fo:country="ES" style:font-size-asian="11pt" style:language-asian="es" style:country-asian="ES" style:font-name-complex="Comic Sans MS" style:font-size-complex="11pt"/>
    </style:style>
    <style:style style:name="P8" style:family="paragraph" style:parent-style-name="Standard">
      <style:paragraph-properties fo:margin-top="0cm" fo:margin-bottom="0cm" style:contextual-spacing="false" fo:line-height="100%" style:text-autospace="none"/>
      <style:text-properties fo:color="#000000" loext:opacity="100%" style:font-name="Comic Sans MS" fo:font-size="12pt" fo:language="es" fo:country="ES" fo:font-weight="bold" style:font-size-asian="12pt" style:language-asian="es" style:country-asian="ES" style:font-weight-asian="bold" style:font-name-complex="Times LT Std" style:font-size-complex="12pt"/>
    </style:style>
    <style:style style:name="P9" style:family="paragraph" style:parent-style-name="Standard">
      <style:paragraph-properties fo:margin-top="0cm" fo:margin-bottom="0cm" style:contextual-spacing="false" fo:line-height="100%" style:text-autospace="none"/>
      <style:text-properties fo:color="#000000" loext:opacity="100%" style:font-name="Comic Sans MS" fo:language="es" fo:country="ES" fo:font-weight="bold" style:language-asian="es" style:country-asian="ES" style:font-weight-asian="bold" style:font-name-complex="Futura Std Medium"/>
    </style:style>
    <style:style style:name="P10" style:family="paragraph" style:parent-style-name="Standard">
      <style:paragraph-properties fo:margin-top="0cm" fo:margin-bottom="0cm" style:contextual-spacing="false" fo:line-height="100%" style:text-autospace="none"/>
      <style:text-properties fo:color="#000000" loext:opacity="100%" style:font-name="Comic Sans MS" fo:language="es" fo:country="ES" fo:font-weight="bold" officeooo:rsid="001c9a5f" officeooo:paragraph-rsid="001c9a5f" style:language-asian="es" style:country-asian="ES" style:font-weight-asian="bold" style:font-name-complex="Futura Std Medium"/>
    </style:style>
    <style:style style:name="P11" style:family="paragraph" style:parent-style-name="Standard">
      <style:paragraph-properties fo:margin-top="0cm" fo:margin-bottom="0cm" style:contextual-spacing="false" fo:line-height="100%" style:text-autospace="none"/>
      <style:text-properties fo:color="#000000" loext:opacity="100%" style:font-name="Times LT Std" fo:font-size="12pt" fo:language="es" fo:country="ES" style:font-size-asian="12pt" style:language-asian="es" style:country-asian="ES" style:font-name-complex="Times LT Std" style:font-size-complex="12pt"/>
    </style:style>
    <style:style style:name="P12" style:family="paragraph" style:parent-style-name="Standard">
      <style:paragraph-properties fo:margin-top="0cm" fo:margin-bottom="0cm" style:contextual-spacing="false" fo:line-height="100%" style:text-autospace="none"/>
      <style:text-properties fo:color="#000000" loext:opacity="100%" style:font-name="Times LT Std" fo:font-size="12pt" fo:language="es" fo:country="ES" fo:font-weight="bold" style:font-size-asian="12pt" style:language-asian="es" style:country-asian="ES" style:font-weight-asian="bold" style:font-name-complex="Times LT Std" style:font-size-complex="12pt"/>
    </style:style>
    <style:style style:name="P13" style:family="paragraph" style:parent-style-name="Standard">
      <style:paragraph-properties fo:margin-top="0cm" fo:margin-bottom="0cm" style:contextual-spacing="false" fo:line-height="100%" style:text-autospace="none"/>
      <style:text-properties fo:color="#000000" loext:opacity="100%" style:font-name="Futura Std Medium" fo:font-size="12pt" fo:language="es" fo:country="ES" style:font-size-asian="12pt" style:language-asian="es" style:country-asian="ES" style:font-name-complex="Futura Std Medium" style:font-size-complex="12pt"/>
    </style:style>
    <style:style style:name="P14" style:family="paragraph" style:parent-style-name="Standard">
      <style:paragraph-properties fo:margin-top="0cm" fo:margin-bottom="0cm" style:contextual-spacing="false" fo:line-height="100%" style:text-autospace="none"/>
      <style:text-properties fo:color="#000000" loext:opacity="100%" style:font-name="Courier Std" fo:font-size="12pt" fo:language="es" fo:country="ES" style:font-size-asian="12pt" style:language-asian="es" style:country-asian="ES" style:font-name-complex="Courier Std" style:font-size-complex="12pt"/>
    </style:style>
    <style:style style:name="P15" style:family="paragraph" style:parent-style-name="Standard">
      <style:paragraph-properties fo:margin-top="0cm" fo:margin-bottom="0cm" style:contextual-spacing="false" style:line-height-at-least="0.355cm" style:text-autospace="none"/>
      <style:text-properties style:font-name="Comic Sans MS" fo:language="es" fo:country="ES" style:language-asian="es" style:country-asian="ES" style:font-name-complex="Times LT Std"/>
    </style:style>
    <style:style style:name="P16" style:family="paragraph" style:parent-style-name="Standard">
      <style:paragraph-properties fo:margin-top="0cm" fo:margin-bottom="0cm" style:contextual-spacing="false" fo:line-height="100%" style:text-autospace="none"/>
      <style:text-properties style:font-name="Comic Sans MS" fo:language="es" fo:country="ES" style:language-asian="es" style:country-asian="ES" style:font-name-complex="LiberationSans"/>
    </style:style>
    <style:style style:name="P17" style:family="paragraph" style:parent-style-name="Standard">
      <style:paragraph-properties fo:margin-top="0cm" fo:margin-bottom="0cm" style:contextual-spacing="false" fo:line-height="100%" style:text-autospace="none"/>
      <style:text-properties style:font-name="Comic Sans MS" fo:language="es" fo:country="ES" officeooo:rsid="001e70cb" officeooo:paragraph-rsid="001e70cb" style:language-asian="es" style:country-asian="ES" style:font-name-complex="LiberationSans"/>
    </style:style>
    <style:style style:name="P18" style:family="paragraph" style:parent-style-name="Standard">
      <style:paragraph-properties fo:margin-top="0cm" fo:margin-bottom="0cm" style:contextual-spacing="false" fo:line-height="100%" style:text-autospace="none"/>
      <style:text-properties style:font-name="Comic Sans MS" fo:language="es" fo:country="ES" style:text-underline-style="solid" style:text-underline-width="auto" style:text-underline-color="font-color" fo:font-weight="bold" style:language-asian="es" style:country-asian="ES" style:font-weight-asian="bold" style:font-name-complex="Comic Sans MS"/>
    </style:style>
    <style:style style:name="P19" style:family="paragraph" style:parent-style-name="Standard">
      <style:paragraph-properties fo:margin-top="0cm" fo:margin-bottom="0cm" style:contextual-spacing="false" fo:line-height="100%" style:text-autospace="none"/>
      <style:text-properties style:font-name="Comic Sans MS" fo:language="es" fo:country="ES" style:text-underline-style="solid" style:text-underline-width="auto" style:text-underline-color="font-color" fo:font-weight="bold" style:language-asian="es" style:country-asian="ES" style:font-weight-asian="bold" style:font-name-complex="LiberationSans"/>
    </style:style>
    <style:style style:name="P20" style:family="paragraph" style:parent-style-name="Standard">
      <style:paragraph-properties fo:margin-top="0cm" fo:margin-bottom="0cm" style:contextual-spacing="false" fo:line-height="100%" style:text-autospace="none"/>
      <style:text-properties style:font-name="Comic Sans MS" fo:language="es" fo:country="ES" style:font-name-asian="OpenSymbol" style:language-asian="es" style:country-asian="ES" style:font-name-complex="OpenSymbol"/>
    </style:style>
    <style:style style:name="P21" style:family="paragraph" style:parent-style-name="Standard">
      <style:paragraph-properties fo:margin-top="0cm" fo:margin-bottom="0cm" style:contextual-spacing="false" fo:line-height="100%" style:text-autospace="none"/>
      <style:text-properties style:font-name="Comic Sans MS" fo:language="es" fo:country="ES" fo:font-style="italic" style:language-asian="es" style:country-asian="ES" style:font-style-asian="italic" style:font-name-complex="LiberationSans-Italic" style:font-style-complex="italic"/>
    </style:style>
    <style:style style:name="P22" style:family="paragraph" style:parent-style-name="Standard">
      <style:paragraph-properties fo:margin-top="0cm" fo:margin-bottom="0cm" style:contextual-spacing="false" style:line-height-at-least="0.355cm" style:text-autospace="none"/>
      <style:text-properties fo:language="es" fo:country="ES"/>
    </style:style>
    <style:style style:name="P23" style:family="paragraph" style:parent-style-name="Standard">
      <style:paragraph-properties fo:margin-top="0cm" fo:margin-bottom="0cm" style:contextual-spacing="false" fo:line-height="100%" style:text-autospace="none"/>
      <style:text-properties fo:language="es" fo:country="ES"/>
    </style:style>
    <style:style style:name="P24" style:family="paragraph" style:parent-style-name="Standard">
      <style:paragraph-properties fo:margin-top="0cm" fo:margin-bottom="0cm" style:contextual-spacing="false" fo:line-height="100%" style:text-autospace="none"/>
      <style:text-properties style:font-name="LiberationSans" fo:font-size="10pt" fo:language="es" fo:country="ES" style:font-size-asian="10pt" style:language-asian="es" style:country-asian="ES" style:font-name-complex="LiberationSans" style:font-size-complex="10pt"/>
    </style:style>
    <style:style style:name="P25" style:family="paragraph" style:parent-style-name="Preformatted_20_Text">
      <style:paragraph-properties fo:margin-top="0cm" fo:margin-bottom="0cm" style:contextual-spacing="false" fo:line-height="100%" style:text-autospace="none"/>
      <style:text-properties style:font-name="Comic Sans MS" fo:language="es" fo:country="ES" style:language-asian="es" style:country-asian="ES" style:font-name-complex="LiberationSans"/>
    </style:style>
    <style:style style:name="P26" style:family="paragraph" style:parent-style-name="Footer">
      <style:text-properties style:font-name="Comic Sans MS" fo:font-size="10pt" fo:language="es" fo:country="ES" style:font-size-asian="10pt" style:font-name-complex="Comic Sans MS" style:font-size-complex="10pt"/>
    </style:style>
    <style:style style:name="P27" style:family="paragraph" style:parent-style-name="Footer">
      <style:paragraph-properties fo:text-align="center" style:justify-single-word="false"/>
      <style:text-properties style:font-name="Comic Sans MS" fo:font-size="10pt" fo:language="es" fo:country="ES" style:font-size-asian="10pt" style:font-name-complex="Comic Sans MS" style:font-size-complex="10pt"/>
    </style:style>
    <style:style style:name="P28" style:family="paragraph" style:parent-style-name="Preformatted_20_Text">
      <style:paragraph-properties fo:margin-left="0.635cm" fo:margin-right="0cm" fo:text-indent="0cm" style:auto-text-indent="false"/>
      <style:text-properties fo:font-variant="normal" fo:text-transform="none" fo:color="#212121" loext:opacity="100%" style:font-name="inherit" fo:font-size="12pt" fo:letter-spacing="normal" fo:language="es" fo:country="ES" fo:font-style="normal" fo:font-weight="normal" style:font-size-asian="11pt" style:language-asian="es" style:country-asian="ES" style:font-name-complex="Times New Roman" style:font-size-complex="11pt"/>
    </style:style>
    <style:style style:name="P29" style:family="paragraph" style:parent-style-name="Preformatted_20_Text">
      <style:paragraph-properties fo:margin-left="0.635cm" fo:margin-right="0cm" fo:text-indent="0cm" style:auto-text-indent="false"/>
      <style:text-properties fo:font-variant="normal" fo:text-transform="none" fo:color="#000000" loext:opacity="100%" style:font-name="Comic Sans MS" fo:font-size="11pt" fo:letter-spacing="normal" fo:language="es" fo:country="ES" fo:font-style="normal" fo:font-weight="normal" style:font-size-asian="11pt" style:language-asian="es" style:country-asian="ES" style:font-name-complex="Times LT Std" style:font-size-complex="11pt"/>
    </style:style>
    <style:style style:name="P30"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style:font-name="Comic Sans MS" fo:language="es" fo:country="ES" style:language-asian="es" style:country-asian="ES" style:font-name-complex="Times LT Std"/>
    </style:style>
    <style:style style:name="P31"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style:font-name="Comic Sans MS" fo:language="es" fo:country="ES" fo:font-weight="bold" style:language-asian="es" style:country-asian="ES" style:font-weight-asian="bold" style:font-name-complex="Times LT Std"/>
    </style:style>
    <style:style style:name="P32"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style:font-name="Comic Sans MS" fo:font-size="11pt" fo:language="es" fo:country="ES" fo:font-weight="bold" style:font-size-asian="11pt" style:language-asian="es" style:country-asian="ES" style:font-weight-asian="bold" style:font-name-complex="Times LT Std" style:font-size-complex="11pt"/>
    </style:style>
    <style:style style:name="P33"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fo:color="#000000" loext:opacity="100%" style:font-name="Comic Sans MS" fo:font-size="11pt" fo:language="es" fo:country="ES" style:font-size-asian="11pt" style:language-asian="es" style:country-asian="ES" style:font-name-complex="Times LT Std" style:font-size-complex="11pt"/>
    </style:style>
    <style:style style:name="P34"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fo:color="#000000" loext:opacity="100%" style:font-name="Comic Sans MS" fo:font-size="11pt" fo:language="es" fo:country="ES" fo:font-style="italic" style:font-size-asian="11pt" style:language-asian="es" style:country-asian="ES" style:font-style-asian="italic" style:font-name-complex="Times LT Std" style:font-size-complex="11pt" style:font-style-complex="italic"/>
    </style:style>
    <style:style style:name="P35" style:family="paragraph" style:parent-style-name="Standard">
      <style:paragraph-properties fo:margin-left="0.635cm" fo:margin-right="0cm" fo:margin-top="0cm" fo:margin-bottom="0cm" style:contextual-spacing="false" style:line-height-at-least="0.355cm" fo:text-indent="0cm" style:auto-text-indent="false" style:text-autospace="none"/>
      <style:text-properties fo:language="es" fo:country="ES"/>
    </style:style>
    <style:style style:name="P36" style:family="paragraph" style:parent-style-name="Standard">
      <style:paragraph-properties fo:margin-left="0.635cm" fo:margin-right="0cm" fo:margin-top="0.353cm" fo:margin-bottom="0cm" style:contextual-spacing="false" style:line-height-at-least="0.549cm" fo:text-indent="0cm" style:auto-text-indent="false" style:text-autospace="none"/>
      <style:text-properties style:font-name="Comic Sans MS" fo:language="es" fo:country="ES" fo:font-weight="bold" style:language-asian="es" style:country-asian="ES" style:font-weight-asian="bold" style:font-name-complex="Comic Sans MS"/>
    </style:style>
    <style:style style:name="P37" style:family="paragraph" style:parent-style-name="Default">
      <style:paragraph-properties fo:margin-left="0.635cm" fo:margin-right="0cm" fo:text-indent="0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38" style:family="paragraph" style:parent-style-name="Default">
      <style:paragraph-properties fo:margin-left="0.635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39" style:family="paragraph" style:parent-style-name="Default">
      <style:paragraph-properties fo:margin-left="0.635cm" fo:margin-right="0cm" fo:text-indent="0cm" style:auto-text-indent="false"/>
      <style:text-properties fo:color="#000000" loext:opacity="100%" style:font-name="Comic Sans MS" fo:font-size="11pt" fo:language="es" fo:country="ES" style:font-size-asian="11pt" style:language-asian="es" style:country-asian="ES" style:font-size-complex="11pt"/>
    </style:style>
    <style:style style:name="P40" style:family="paragraph" style:parent-style-name="Default">
      <style:paragraph-properties fo:margin-left="0.635cm" fo:margin-right="0cm" fo:text-indent="0cm" style:auto-text-indent="false"/>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41" style:family="paragraph" style:parent-style-name="Default">
      <style:paragraph-properties fo:margin-left="0.635cm" fo:margin-right="0cm" fo:text-indent="0cm" style:auto-text-indent="false"/>
      <style:text-properties fo:color="#000000" loext:opacity="100%" style:font-name="Futura Std Medium" fo:font-size="12pt" fo:language="es" fo:country="ES" style:font-size-asian="12pt" style:language-asian="es" style:country-asian="ES" style:font-name-complex="Futura Std Medium" style:font-size-complex="12pt"/>
    </style:style>
    <style:style style:name="P42" style:family="paragraph" style:parent-style-name="Default">
      <style:paragraph-properties fo:margin-left="0.635cm" fo:margin-right="0cm" fo:text-indent="0cm" style:auto-text-indent="false"/>
      <style:text-properties style:font-name="Comic Sans MS" fo:font-size="11pt" fo:language="es" fo:country="ES" style:font-size-asian="11pt" style:language-asian="es" style:country-asian="ES" style:font-name-complex="Times LT Std" style:font-size-complex="11pt"/>
    </style:style>
    <style:style style:name="P43" style:family="paragraph" style:parent-style-name="Standard">
      <style:paragraph-properties fo:margin-left="0.6cm" fo:margin-right="0cm" fo:margin-top="0cm" fo:margin-bottom="0cm" style:contextual-spacing="false" fo:line-height="100%" fo:text-indent="0cm" style:auto-text-indent="false" style:text-autospace="none"/>
      <style:text-properties style:font-name="Comic Sans MS" fo:language="es" fo:country="ES" fo:font-style="italic" style:language-asian="es" style:country-asian="ES" style:font-style-asian="italic" style:font-name-complex="Times LT Std" style:font-style-complex="italic"/>
    </style:style>
    <style:style style:name="P44" style:family="paragraph" style:parent-style-name="Standard">
      <style:paragraph-properties fo:margin-left="0.6cm" fo:margin-right="0cm" fo:margin-top="0cm" fo:margin-bottom="0cm" style:contextual-spacing="false" fo:line-height="100%" fo:text-indent="0cm" style:auto-text-indent="false" style:text-autospace="none"/>
      <style:text-properties style:font-name="Comic Sans MS" fo:language="es" fo:country="ES" style:language-asian="es" style:country-asian="ES" style:font-name-complex="Times LT Std" style:font-style-complex="italic"/>
    </style:style>
    <style:style style:name="P45" style:family="paragraph" style:parent-style-name="Preformatted_20_Text">
      <style:paragraph-properties fo:margin-left="0.6cm" fo:margin-right="0cm" fo:margin-top="0cm" fo:margin-bottom="0cm" style:contextual-spacing="false" fo:line-height="100%" fo:text-indent="0cm" style:auto-text-indent="false" style:text-autospace="none"/>
      <style:text-properties fo:font-variant="normal" fo:text-transform="none" fo:color="#212121" loext:opacity="100%" style:font-name="Comic Sans MS" fo:font-size="12pt" fo:letter-spacing="normal" fo:language="es" fo:country="ES" fo:font-style="italic" fo:font-weight="normal" style:language-asian="es" style:country-asian="ES" style:font-style-asian="italic" style:font-name-complex="Times LT Std" style:font-style-complex="italic"/>
    </style:style>
    <style:style style:name="P46" style:family="paragraph" style:parent-style-name="Default">
      <style:paragraph-properties fo:margin-left="0.6cm" fo:margin-right="0cm" fo:text-indent="0cm" style:auto-text-indent="false"/>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47" style:family="paragraph" style:parent-style-name="Default">
      <style:paragraph-properties fo:margin-left="0.6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48" style:family="paragraph" style:parent-style-name="Standard">
      <style:paragraph-properties fo:margin-left="0cm" fo:margin-right="0cm" fo:margin-top="0cm" fo:margin-bottom="0cm" style:contextual-spacing="false" style:line-height-at-least="0.355cm" fo:text-indent="0.635cm" style:auto-text-indent="false" style:text-autospace="none"/>
      <style:text-properties style:font-name="Comic Sans MS" fo:language="es" fo:country="ES" style:language-asian="es" style:country-asian="ES" style:font-name-complex="Comic Sans MS"/>
    </style:style>
    <style:style style:name="P49" style:family="paragraph" style:parent-style-name="Default">
      <style:paragraph-properties fo:margin-left="0cm" fo:margin-right="0cm" fo:text-indent="0.635cm" style:auto-text-indent="false"/>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50" style:family="paragraph" style:parent-style-name="Standard">
      <style:paragraph-properties fo:margin-left="0cm" fo:margin-right="0cm" fo:margin-top="0.423cm" fo:margin-bottom="0.071cm" style:contextual-spacing="false" style:line-height-at-least="0.637cm" fo:text-indent="0.501cm" style:auto-text-indent="false" style:text-autospace="none"/>
      <style:text-properties style:font-name="Comic Sans MS" fo:language="es" fo:country="ES" fo:font-weight="bold" style:language-asian="es" style:country-asian="ES" style:font-weight-asian="bold" style:font-name-complex="Comic Sans MS"/>
    </style:style>
    <style:style style:name="P51" style:family="paragraph" style:parent-style-name="Standard">
      <style:paragraph-properties fo:margin-left="0cm" fo:margin-right="0cm" fo:margin-top="0cm" fo:margin-bottom="0cm" style:contextual-spacing="false" style:line-height-at-least="0.355cm" fo:text-indent="0.501cm" style:auto-text-indent="false" style:text-autospace="none"/>
      <style:text-properties style:font-name="Comic Sans MS" fo:language="es" fo:country="ES" style:language-asian="es" style:country-asian="ES" style:font-name-complex="Times LT Std"/>
    </style:style>
    <style:style style:name="P52" style:family="paragraph" style:parent-style-name="Standard">
      <style:paragraph-properties fo:margin-left="0cm" fo:margin-right="0cm" fo:margin-top="0cm" fo:margin-bottom="0cm" style:contextual-spacing="false" style:line-height-at-least="0.355cm" fo:text-indent="0.501cm" style:auto-text-indent="false" style:text-autospace="none"/>
      <style:text-properties fo:language="es" fo:country="ES"/>
    </style:style>
    <style:style style:name="P53" style:family="paragraph" style:parent-style-name="Default">
      <style:paragraph-properties fo:margin-left="0cm" fo:margin-right="0cm" fo:text-indent="0.501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54" style:family="paragraph" style:parent-style-name="Default">
      <style:paragraph-properties fo:margin-left="0cm" fo:margin-right="0cm" fo:text-indent="0.501cm" style:auto-text-indent="false"/>
      <style:text-properties fo:color="#000000" loext:opacity="100%" style:font-name="Comic Sans MS" fo:font-size="11pt" fo:language="es" fo:country="ES" style:font-size-asian="11pt" style:language-asian="es" style:country-asian="ES" style:font-size-complex="11pt"/>
    </style:style>
    <style:style style:name="P55" style:family="paragraph" style:parent-style-name="Default">
      <style:paragraph-properties fo:margin-left="0cm" fo:margin-right="0cm" fo:text-indent="0.501cm" style:auto-text-indent="false"/>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56" style:family="paragraph" style:parent-style-name="Default">
      <style:paragraph-properties fo:margin-left="0cm" fo:margin-right="0cm" fo:text-indent="0.501cm" style:auto-text-indent="false"/>
      <style:text-properties fo:color="#000000" loext:opacity="100%" style:font-name="Futura Std Medium" fo:font-size="15.5pt" fo:language="es" fo:country="ES" fo:font-weight="bold" style:font-size-asian="15.5pt" style:language-asian="es" style:country-asian="ES" style:font-weight-asian="bold" style:font-name-complex="Times New Roman" style:font-size-complex="15.5pt"/>
    </style:style>
    <style:style style:name="P57" style:family="paragraph" style:parent-style-name="Standard">
      <style:paragraph-properties fo:margin-top="0cm" fo:margin-bottom="0.079cm" style:contextual-spacing="false" style:line-height-at-least="0.635cm"/>
      <style:text-properties fo:color="#41423d" loext:opacity="100%" style:font-name="Comic Sans MS" fo:language="es" fo:country="ES" fo:font-weight="bold" style:font-name-asian="Times New Roman" style:language-asian="es" style:country-asian="ES" style:font-weight-asian="bold" style:font-name-complex="Tahoma" style:font-weight-complex="bold"/>
    </style:style>
    <style:style style:name="P58" style:family="paragraph" style:parent-style-name="Standard">
      <style:paragraph-properties fo:margin-top="0cm" fo:margin-bottom="0.079cm" style:contextual-spacing="false" style:line-height-at-least="0.635cm" fo:text-align="center" style:justify-single-word="false"/>
      <style:text-properties fo:color="#41423d" loext:opacity="100%" style:font-name="Comic Sans MS" fo:language="es" fo:country="ES" fo:font-weight="bold" style:font-name-asian="Times New Roman" style:language-asian="es" style:country-asian="ES" style:font-weight-asian="bold" style:font-name-complex="Tahoma" style:font-weight-complex="bold"/>
    </style:style>
    <style:style style:name="P59" style:family="paragraph" style:parent-style-name="Standard">
      <style:paragraph-properties fo:margin-top="0cm" fo:margin-bottom="0.079cm" style:contextual-spacing="false" style:line-height-at-least="0.635cm" fo:text-align="center" style:justify-single-word="false"/>
      <style:text-properties fo:color="#41423d" loext:opacity="100%" style:font-name="Comic Sans MS" fo:language="es" fo:country="ES" style:font-name-asian="Times New Roman" style:language-asian="es" style:country-asian="ES" style:font-name-complex="Tahoma"/>
    </style:style>
    <style:style style:name="P60" style:family="paragraph" style:parent-style-name="Standard">
      <style:paragraph-properties fo:margin-left="1.235cm" fo:margin-right="0cm" fo:margin-top="0cm" fo:margin-bottom="0cm" style:contextual-spacing="false" fo:line-height="100%" fo:text-indent="0cm" style:auto-text-indent="false" style:text-autospace="none"/>
      <style:text-properties style:font-name="Comic Sans MS" fo:language="es" fo:country="ES" fo:font-style="italic" style:language-asian="es" style:country-asian="ES" style:font-style-asian="italic" style:font-name-complex="LiberationSans" style:font-style-complex="italic"/>
    </style:style>
    <style:style style:name="P61" style:family="paragraph" style:parent-style-name="Standard">
      <style:paragraph-properties fo:margin-left="1.235cm" fo:margin-right="0cm" fo:margin-top="0cm" fo:margin-bottom="0cm" style:contextual-spacing="false" fo:line-height="100%" fo:text-indent="0cm" style:auto-text-indent="false" style:text-autospace="none"/>
      <style:text-properties style:font-name="Comic Sans MS" fo:language="es" fo:country="ES" fo:font-style="italic" style:language-asian="es" style:country-asian="ES" style:font-style-asian="italic" style:font-name-complex="LiberationSans-Italic" style:font-style-complex="italic"/>
    </style:style>
    <style:style style:name="P62" style:family="paragraph" style:parent-style-name="Standard">
      <style:paragraph-properties fo:margin-left="1.235cm" fo:margin-right="0cm" fo:margin-top="0cm" fo:margin-bottom="0cm" style:contextual-spacing="false" fo:line-height="100%" fo:text-indent="0cm" style:auto-text-indent="false" style:text-autospace="none"/>
      <style:text-properties style:font-name="Comic Sans MS" fo:language="es" fo:country="ES" style:language-asian="es" style:country-asian="ES" style:font-name-complex="LiberationSans"/>
    </style:style>
    <style:style style:name="P63" style:family="paragraph" style:parent-style-name="Standard">
      <style:paragraph-properties fo:margin-left="1.799cm" fo:margin-right="0cm" fo:margin-top="0cm" fo:margin-bottom="0cm" style:contextual-spacing="false" fo:line-height="100%" fo:text-indent="0cm" style:auto-text-indent="false" style:text-autospace="none"/>
      <style:text-properties style:font-name="Comic Sans MS" fo:language="es" fo:country="ES" style:language-asian="es" style:country-asian="ES" style:font-name-complex="LiberationSans"/>
    </style:style>
    <style:style style:name="P64" style:family="paragraph" style:parent-style-name="Standard">
      <style:paragraph-properties fo:margin-left="1.799cm" fo:margin-right="0cm" fo:margin-top="0cm" fo:margin-bottom="0cm" style:contextual-spacing="false" fo:line-height="100%" fo:text-indent="0cm" style:auto-text-indent="false" style:text-autospace="none"/>
      <style:text-properties style:font-name="Comic Sans MS" fo:language="es" fo:country="ES" style:language-asian="es" style:country-asian="ES"/>
    </style:style>
    <style:style style:name="P65" style:family="paragraph" style:parent-style-name="Default">
      <style:paragraph-properties fo:margin-left="1.799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66" style:family="paragraph" style:parent-style-name="Default">
      <style:paragraph-properties fo:margin-left="1.799cm" fo:margin-right="0cm" fo:text-indent="0cm" style:auto-text-indent="false"/>
      <style:text-properties fo:color="#000000" loext:opacity="100%" style:font-name="Comic Sans MS" fo:font-size="11pt" fo:language="es" fo:country="ES" style:font-size-asian="11pt" style:language-asian="es" style:country-asian="ES" style:font-size-complex="11pt"/>
    </style:style>
    <style:style style:name="P67" style:family="paragraph" style:parent-style-name="Default">
      <style:paragraph-properties fo:margin-left="1.799cm" fo:margin-right="0cm" fo:text-indent="0cm" style:auto-text-indent="false"/>
      <style:text-properties fo:color="#000000" loext:opacity="100%" style:font-name="Comic Sans MS" fo:font-size="11pt" fo:language="es" fo:country="ES" style:font-name-asian="Comic Sans MS" style:font-size-asian="11pt" style:language-asian="es" style:country-asian="ES" style:font-name-complex="Comic Sans MS" style:font-size-complex="11pt"/>
    </style:style>
    <style:style style:name="P68" style:family="paragraph" style:parent-style-name="Default">
      <style:text-properties fo:color="#000000" loext:opacity="100%" style:font-name="Comic Sans MS" fo:font-size="11pt" fo:language="es" fo:country="ES" style:font-size-asian="11pt" style:language-asian="es" style:country-asian="ES" style:font-name-complex="Times LT Std" style:font-size-complex="11pt"/>
    </style:style>
    <style:style style:name="P69" style:family="paragraph" style:parent-style-name="Default">
      <style:text-properties fo:color="#000000" loext:opacity="100%" style:font-name="Comic Sans MS" fo:font-size="11pt" fo:language="es" fo:country="ES" style:font-size-asian="11pt" style:language-asian="es" style:country-asian="ES" style:font-name-complex="Times LT Std" style:font-size-complex="11pt" style:language-complex="ar" style:country-complex="SA"/>
    </style:style>
    <style:style style:name="P70" style:family="paragraph" style:parent-style-name="Default">
      <style:text-properties fo:color="#000000" loext:opacity="100%" style:font-name="Comic Sans MS" fo:font-size="11pt" fo:language="es" fo:country="ES" style:font-size-asian="11pt" style:language-asian="es" style:country-asian="ES" style:font-name-complex="Comic Sans MS" style:font-size-complex="11pt"/>
    </style:style>
    <style:style style:name="P71" style:family="paragraph" style:parent-style-name="Default">
      <style:text-properties fo:color="#000000" loext:opacity="100%" style:font-name="Comic Sans MS" fo:font-size="11pt" fo:language="es" fo:country="ES" style:font-size-asian="11pt" style:language-asian="es" style:country-asian="ES" style:font-name-complex="Courier Std" style:font-size-complex="11pt"/>
    </style:style>
    <style:style style:name="P72" style:family="paragraph" style:parent-style-name="Default">
      <style:text-properties fo:color="#000000" loext:opacity="100%" style:font-name="Comic Sans MS" fo:font-size="11pt" fo:language="es" fo:country="ES" style:font-size-asian="11pt" style:language-asian="es" style:country-asian="ES" style:font-name-complex="Times New Roman" style:font-size-complex="11pt"/>
    </style:style>
    <style:style style:name="P73" style:family="paragraph" style:parent-style-name="Default">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74" style:family="paragraph" style:parent-style-name="Default">
      <style:text-properties fo:color="#000000" loext:opacity="100%" style:font-name="Comic Sans MS" fo:font-size="11pt" fo:language="es" fo:country="ES" style:text-underline-style="solid" style:text-underline-width="auto" style:text-underline-color="font-color" fo:font-weight="bold" style:font-size-asian="11pt" style:language-asian="es" style:country-asian="ES" style:font-weight-asian="bold" style:font-name-complex="Times New Roman" style:font-size-complex="11pt"/>
    </style:style>
    <style:style style:name="P75" style:family="paragraph" style:parent-style-name="Default">
      <style:text-properties fo:color="#000000" loext:opacity="100%" style:font-name="Comic Sans MS" fo:font-size="11pt" fo:language="es" fo:country="ES" style:text-underline-style="solid" style:text-underline-width="auto" style:text-underline-color="font-color" style:font-size-asian="11pt" style:language-asian="es" style:country-asian="ES" style:font-name-complex="Times New Roman" style:font-size-complex="11pt"/>
    </style:style>
    <style:style style:name="P76" style:family="paragraph" style:parent-style-name="Default">
      <style:text-properties fo:color="#000000" loext:opacity="100%" style:font-name="Comic Sans MS" fo:font-size="9pt" fo:language="es" fo:country="ES" style:font-size-asian="9pt" style:language-asian="es" style:country-asian="ES" style:font-name-complex="Times New Roman" style:font-size-complex="9pt"/>
    </style:style>
    <style:style style:name="P77" style:family="paragraph" style:parent-style-name="Default">
      <style:text-properties fo:language="es" fo:country="ES"/>
    </style:style>
    <style:style style:name="P78" style:family="paragraph" style:parent-style-name="Default">
      <style:text-properties fo:language="es" fo:country="ES" style:language-asian="es" style:country-asian="ES" style:language-complex="ar" style:country-complex="SA"/>
    </style:style>
    <style:style style:name="P79" style:family="paragraph" style:parent-style-name="Default">
      <style:text-properties style:font-name="Comic Sans MS" fo:font-size="11pt" fo:language="es" fo:country="ES" fo:font-weight="bold" style:font-size-asian="11pt" style:font-weight-asian="bold" style:font-name-complex="Comic Sans MS" style:font-size-complex="11pt"/>
    </style:style>
    <style:style style:name="P80" style:family="paragraph" style:parent-style-name="Default">
      <style:text-properties style:font-name="Comic Sans MS" fo:font-size="11pt" fo:language="es" fo:country="ES" style:font-size-asian="11pt" style:font-name-complex="Comic Sans MS" style:font-size-complex="11pt"/>
    </style:style>
    <style:style style:name="P81" style:family="paragraph" style:parent-style-name="Default">
      <style:paragraph-properties fo:margin-left="1.249cm" fo:margin-right="0cm" fo:text-indent="0cm" style:auto-text-indent="false"/>
      <style:text-properties fo:color="#000000" loext:opacity="100%" style:font-name="Comic Sans MS" fo:font-size="11pt" fo:language="es" fo:country="ES" fo:font-weight="bold" style:font-size-asian="11pt" style:language-asian="es" style:country-asian="ES" style:font-weight-asian="bold" style:font-name-complex="Comic Sans MS" style:font-size-complex="11pt"/>
    </style:style>
    <style:style style:name="P82" style:family="paragraph" style:parent-style-name="Default">
      <style:paragraph-properties fo:margin-left="1.249cm" fo:margin-right="0cm" fo:text-indent="0cm" style:auto-text-indent="false"/>
      <style:text-properties fo:color="#000000" loext:opacity="100%" style:font-name="Comic Sans MS" fo:font-size="11pt" fo:language="es" fo:country="ES" fo:font-weight="bold" style:font-size-asian="11pt" style:language-asian="es" style:country-asian="ES" style:font-weight-asian="bold" style:font-name-complex="Times LT Std" style:font-size-complex="11pt"/>
    </style:style>
    <style:style style:name="P83" style:family="paragraph" style:parent-style-name="Default">
      <style:paragraph-properties fo:margin-left="1.249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84" style:family="paragraph" style:parent-style-name="Default">
      <style:paragraph-properties fo:margin-left="1.249cm" fo:margin-right="0cm" fo:text-indent="0cm" style:auto-text-indent="false"/>
      <style:text-properties fo:color="#000000" loext:opacity="100%" style:font-name="Comic Sans MS" fo:font-size="11pt" fo:language="es" fo:country="ES" style:font-size-asian="11pt" style:language-asian="es" style:country-asian="ES" style:font-size-complex="11pt"/>
    </style:style>
    <style:style style:name="P85" style:family="paragraph" style:parent-style-name="Default">
      <style:paragraph-properties fo:margin-left="1.249cm" fo:margin-right="0cm" fo:text-indent="0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86" style:family="paragraph" style:parent-style-name="Default">
      <style:paragraph-properties fo:margin-left="1.249cm" fo:margin-right="0cm" fo:text-indent="0cm" style:auto-text-indent="false"/>
      <style:text-properties style:font-name="Comic Sans MS" fo:font-size="11pt" fo:language="es" fo:country="ES" style:font-size-asian="11pt" style:font-name-complex="Comic Sans MS" style:font-size-complex="11pt"/>
    </style:style>
    <style:style style:name="P87" style:family="paragraph" style:parent-style-name="Default">
      <style:paragraph-properties fo:margin-left="1.249cm" fo:margin-right="0cm" fo:text-indent="0cm" style:auto-text-indent="false"/>
      <style:text-properties fo:language="es" fo:country="ES"/>
    </style:style>
    <style:style style:name="P88" style:family="paragraph" style:parent-style-name="Default">
      <style:paragraph-properties fo:margin-left="1.249cm" fo:margin-right="0cm" fo:text-indent="0.614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89" style:family="paragraph" style:parent-style-name="Default">
      <style:paragraph-properties fo:margin-left="0.501cm" fo:margin-right="0cm" fo:text-indent="0cm" style:auto-text-indent="false"/>
      <style:text-properties fo:color="#000000" loext:opacity="100%" style:font-name="Comic Sans MS" fo:font-size="11pt" fo:language="es" fo:country="ES" fo:font-weight="bold" style:font-size-asian="11pt" style:language-asian="es" style:country-asian="ES" style:font-weight-asian="bold" style:font-name-complex="Times LT Std" style:font-size-complex="11pt"/>
    </style:style>
    <style:style style:name="P90" style:family="paragraph" style:parent-style-name="Default">
      <style:paragraph-properties fo:margin-left="0.501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91" style:family="paragraph" style:parent-style-name="Default">
      <style:paragraph-properties fo:margin-left="0.501cm" fo:margin-right="0cm" fo:text-indent="0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92" style:family="paragraph" style:parent-style-name="Default">
      <style:paragraph-properties fo:margin-left="0.501cm" fo:margin-right="0cm" fo:text-indent="0.501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93" style:family="paragraph" style:parent-style-name="Default">
      <style:paragraph-properties fo:margin-left="0.501cm" fo:margin-right="0cm" fo:text-indent="0.501cm" style:auto-text-indent="false"/>
      <style:text-properties fo:color="#000000" loext:opacity="100%" style:font-name="Comic Sans MS" fo:font-size="11pt" fo:language="es" fo:country="ES" style:font-size-asian="11pt" style:language-asian="es" style:country-asian="ES" style:font-size-complex="11pt"/>
    </style:style>
    <style:style style:name="P94" style:family="paragraph" style:parent-style-name="Default">
      <style:paragraph-properties fo:margin-left="1.002cm" fo:margin-right="0cm" fo:text-indent="0.501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95" style:family="paragraph" style:parent-style-name="Default">
      <style:paragraph-properties fo:margin-left="0cm" fo:margin-right="0cm" fo:text-indent="1.002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96" style:family="paragraph" style:parent-style-name="Default">
      <style:paragraph-properties fo:margin-left="2.498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97" style:family="paragraph" style:parent-style-name="Default">
      <style:paragraph-properties fo:margin-left="2.498cm" fo:margin-right="0cm" fo:text-indent="0cm" style:auto-text-indent="false"/>
      <style:text-properties fo:color="#000000" loext:opacity="100%" style:font-name="Comic Sans MS" fo:font-size="11pt" fo:language="es" fo:country="ES" style:font-size-asian="11pt" style:language-asian="es" style:country-asian="ES" style:font-size-complex="11pt"/>
    </style:style>
    <style:style style:name="P98" style:family="paragraph" style:parent-style-name="Default">
      <style:paragraph-properties fo:margin-left="2.498cm" fo:margin-right="0cm" fo:text-indent="0cm" style:auto-text-indent="false"/>
      <style:text-properties fo:color="#000000" loext:opacity="100%" style:font-name="Comic Sans MS" fo:font-size="11pt" fo:language="es" fo:country="ES" style:font-size-asian="11pt" style:language-asian="es" style:country-asian="ES" style:font-name-complex="Times LT Std" style:font-size-complex="11pt"/>
    </style:style>
    <style:style style:name="P99" style:family="paragraph" style:parent-style-name="Default">
      <style:paragraph-properties fo:margin-left="2.498cm" fo:margin-right="0cm" fo:text-indent="0cm" style:auto-text-indent="false"/>
      <style:text-properties fo:color="#000000" loext:opacity="100%" style:font-name="Comic Sans MS" fo:font-size="11pt" fo:language="es" fo:country="ES" style:font-name-asian="Comic Sans MS" style:font-size-asian="11pt" style:language-asian="es" style:country-asian="ES" style:font-name-complex="Comic Sans MS" style:font-size-complex="11pt"/>
    </style:style>
    <style:style style:name="P100" style:family="paragraph" style:parent-style-name="Default">
      <style:paragraph-properties fo:margin-left="2.498cm" fo:margin-right="0cm" fo:text-indent="0cm" style:auto-text-indent="false"/>
      <style:text-properties fo:language="es" fo:country="ES"/>
    </style:style>
    <style:style style:name="P101" style:family="paragraph" style:parent-style-name="Default">
      <style:paragraph-properties fo:margin-left="3.747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102" style:family="paragraph" style:parent-style-name="Default">
      <style:paragraph-properties fo:margin-left="3.503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103" style:family="paragraph" style:parent-style-name="Default">
      <style:paragraph-properties fo:margin-left="1.199cm" fo:margin-right="0cm" fo:text-indent="0cm" style:auto-text-indent="false"/>
      <style:text-properties fo:color="#000000" loext:opacity="100%" style:font-name="Comic Sans MS" fo:font-size="11pt" fo:language="es" fo:country="ES" style:font-size-asian="11pt" style:language-asian="es" style:country-asian="ES" style:font-name-complex="Times New Roman" style:font-size-complex="11pt"/>
    </style:style>
    <style:style style:name="P104" style:family="paragraph" style:parent-style-name="Default">
      <style:paragraph-properties fo:margin-left="1.199cm" fo:margin-right="0cm" fo:text-indent="0cm" style:auto-text-indent="false"/>
      <style:text-properties fo:color="#000000" loext:opacity="100%" style:font-name="Comic Sans MS" fo:font-size="11pt" fo:language="es" fo:country="ES" style:font-size-asian="11pt" style:language-asian="es" style:country-asian="ES" style:font-size-complex="11pt"/>
    </style:style>
    <style:style style:name="P105" style:family="paragraph" style:parent-style-name="Standard">
      <style:text-properties style:font-name="Comic Sans MS" fo:font-size="14pt" fo:language="es" fo:country="ES" fo:font-weight="bold" style:font-size-asian="14pt" style:font-weight-asian="bold" style:font-name-complex="Comic Sans MS" style:font-size-complex="14pt"/>
    </style:style>
    <style:style style:name="P106" style:family="paragraph" style:parent-style-name="Default">
      <style:paragraph-properties fo:margin-left="0cm" fo:margin-right="0cm" fo:text-indent="1.249cm" style:auto-text-indent="false"/>
      <style:text-properties fo:color="#000000" loext:opacity="100%" style:font-name="Comic Sans MS" fo:font-size="11pt" fo:language="es" fo:country="ES" fo:background-color="#ffff00" style:font-size-asian="11pt" style:language-asian="es" style:country-asian="ES" style:font-name-complex="Courier Std" style:font-size-complex="11pt"/>
    </style:style>
    <style:style style:name="P107" style:family="paragraph" style:parent-style-name="Default" style:list-style-name="WW8Num1">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108" style:family="paragraph" style:parent-style-name="Default" style:list-style-name="WW8Num1">
      <style:paragraph-properties>
        <style:tab-stops>
          <style:tab-stop style:position="1.251cm"/>
        </style:tab-stops>
      </style:paragraph-properties>
      <style:text-properties fo:color="#000000" loext:opacity="100%" style:font-name="Comic Sans MS" fo:font-size="11pt" fo:language="es" fo:country="ES" fo:font-weight="bold" style:font-size-asian="11pt" style:language-asian="es" style:country-asian="ES" style:font-weight-asian="bold" style:font-name-complex="Times New Roman" style:font-size-complex="11pt"/>
    </style:style>
    <style:style style:name="P109" style:family="paragraph" style:parent-style-name="Default" style:list-style-name="WW8Num1">
      <style:text-properties fo:color="#000000" loext:opacity="100%" style:font-name="Comic Sans MS" fo:font-size="11pt" fo:language="es" fo:country="ES" fo:font-weight="bold" fo:background-color="#fff200" style:font-size-asian="11pt" style:language-asian="es" style:country-asian="ES" style:font-weight-asian="bold" style:font-name-complex="Times New Roman" style:font-size-complex="11pt"/>
    </style:style>
    <style:style style:name="P110" style:family="paragraph" style:parent-style-name="Default" style:list-style-name="WW8Num1">
      <style:text-properties fo:color="#000000" loext:opacity="100%" style:font-name="Comic Sans MS" fo:font-size="11pt" fo:language="es" fo:country="ES" style:font-size-asian="11pt" style:language-asian="es" style:country-asian="ES" style:font-name-complex="Times New Roman" style:font-size-complex="11pt"/>
    </style:style>
    <style:style style:name="P111" style:family="paragraph" style:parent-style-name="Default" style:list-style-name="WW8Num1">
      <style:text-properties fo:color="#000000" loext:opacity="100%" style:font-name="Futura Std Medium" fo:font-size="12pt" fo:language="es" fo:country="ES" fo:font-weight="bold" style:font-size-asian="12pt" style:language-asian="es" style:country-asian="ES" style:font-weight-asian="bold" style:font-name-complex="Futura Std Medium" style:font-size-complex="12pt"/>
    </style:style>
    <style:style style:name="P112" style:family="paragraph" style:parent-style-name="Default" style:list-style-name="WW8Num1">
      <style:text-properties fo:language="es" fo:country="ES"/>
    </style:style>
    <style:style style:name="P113" style:family="paragraph" style:parent-style-name="Standard" style:list-style-name="WW8Num1">
      <style:text-properties style:font-name="Comic Sans MS" fo:language="es" fo:country="ES" fo:font-weight="bold" style:language-asian="es" style:country-asian="ES" style:font-weight-asian="bold" style:font-name-complex="Comic Sans MS"/>
    </style:style>
    <style:style style:name="P114" style:family="paragraph" style:parent-style-name="Standard" style:list-style-name="WW8Num1">
      <style:paragraph-properties fo:margin-top="0.423cm" fo:margin-bottom="0.071cm" style:contextual-spacing="false" style:line-height-at-least="0.637cm" style:text-autospace="none"/>
      <style:text-properties style:font-name="Comic Sans MS" fo:language="es" fo:country="ES" fo:font-weight="bold" style:language-asian="es" style:country-asian="ES" style:font-weight-asian="bold" style:font-name-complex="Comic Sans MS"/>
    </style:style>
    <style:style style:name="P115" style:family="paragraph" style:parent-style-name="Standard" style:list-style-name="WW8Num7">
      <style:paragraph-properties fo:margin-top="0cm" fo:margin-bottom="0cm" style:contextual-spacing="false" fo:line-height="100%" style:text-autospace="none"/>
      <style:text-properties fo:language="es" fo:country="ES"/>
    </style:style>
    <style:style style:name="P116" style:family="paragraph" style:parent-style-name="Standard" style:master-page-name="Standard">
      <style:paragraph-properties style:page-number="auto"/>
      <style:text-properties style:font-name="Comic Sans MS" fo:font-size="14pt" fo:language="es" fo:country="ES" fo:font-weight="bold" style:font-size-asian="14pt" style:font-weight-asian="bold" style:font-name-complex="Comic Sans MS" style:font-size-complex="14pt"/>
    </style:style>
    <style:style style:name="T1" style:family="text">
      <style:text-properties fo:font-weight="bold" style:font-weight-asian="bold" style:font-weight-complex="bold"/>
    </style:style>
    <style:style style:name="T2" style:family="text">
      <style:text-properties style:font-name="Comic Sans MS" fo:font-size="14pt" fo:font-style="italic" fo:font-weight="bold" style:font-size-asian="14pt" style:language-asian="es" style:country-asian="ES" style:font-style-asian="italic" style:font-weight-asian="bold" style:font-name-complex="Comic Sans MS" style:font-size-complex="14pt"/>
    </style:style>
    <style:style style:name="T3" style:family="text">
      <style:text-properties style:font-name="Comic Sans MS" fo:font-weight="bold" style:language-asian="es" style:country-asian="ES" style:font-weight-asian="bold" style:font-name-complex="LiberationSans-Bold" style:font-weight-complex="bold"/>
    </style:style>
    <style:style style:name="T4" style:family="text">
      <style:text-properties style:font-name="Comic Sans MS" fo:font-weight="bold" style:language-asian="es" style:country-asian="ES" style:font-weight-asian="bold" style:font-name-complex="Times LT Std" style:font-weight-complex="bold"/>
    </style:style>
    <style:style style:name="T5" style:family="text">
      <style:text-properties style:font-name="Comic Sans MS" fo:font-weight="bold" fo:background-color="#ffff00" loext:char-shading-value="0" style:language-asian="es" style:country-asian="ES" style:font-weight-asian="bold" style:font-name-complex="Times LT Std" style:font-weight-complex="bold"/>
    </style:style>
    <style:style style:name="T6" style:family="text">
      <style:text-properties style:font-name="Comic Sans MS" fo:font-size="11pt" style:font-size-asian="11pt" style:language-asian="es" style:country-asian="ES" style:font-name-complex="LiberationSans" style:font-size-complex="11pt"/>
    </style:style>
    <style:style style:name="T7" style:family="text">
      <style:text-properties style:font-name="Comic Sans MS" fo:font-size="11pt" fo:font-style="italic" style:font-size-asian="11pt" style:language-asian="es" style:country-asian="ES" style:font-style-asian="italic" style:font-name-complex="LiberationSans-Italic" style:font-size-complex="11pt" style:font-style-complex="italic"/>
    </style:style>
    <style:style style:name="T8" style:family="text">
      <style:text-properties style:font-name="Comic Sans MS" fo:font-size="11pt" fo:font-weight="bold" style:font-size-asian="11pt" style:language-asian="es" style:country-asian="ES" style:font-weight-asian="bold" style:font-name-complex="Comic Sans MS" style:font-size-complex="11pt"/>
    </style:style>
    <style:style style:name="T9" style:family="text">
      <style:text-properties style:font-name="Comic Sans MS" style:language-asian="es" style:country-asian="ES" style:font-name-complex="LiberationSans"/>
    </style:style>
    <style:style style:name="T10" style:family="text">
      <style:text-properties style:font-name="Comic Sans MS" style:language-asian="es" style:country-asian="ES" style:font-name-complex="Times LT Std"/>
    </style:style>
    <style:style style:name="T11" style:family="text">
      <style:text-properties style:font-name="Comic Sans MS" style:language-asian="es" style:country-asian="ES" style:font-name-complex="Times LT Std" style:font-weight-complex="bold"/>
    </style:style>
    <style:style style:name="T12" style:family="text">
      <style:text-properties style:font-name="Comic Sans MS" fo:font-style="italic" style:language-asian="es" style:country-asian="ES" style:font-style-asian="italic" style:font-name-complex="LiberationSans-Italic" style:font-style-complex="italic"/>
    </style:style>
    <style:style style:name="T13" style:family="text">
      <style:text-properties style:font-name="Comic Sans MS" fo:font-style="italic" fo:background-color="#ffff00" loext:char-shading-value="0" style:language-asian="es" style:country-asian="ES" style:font-style-asian="italic" style:font-name-complex="LiberationSans-Italic" style:font-style-complex="italic"/>
    </style:style>
    <style:style style:name="T14" style:family="text">
      <style:text-properties style:font-name="Comic Sans MS" fo:background-color="#ffff00" loext:char-shading-value="0" style:language-asian="es" style:country-asian="ES" style:font-name-complex="Times LT Std"/>
    </style:style>
    <style:style style:name="T15" style:family="text">
      <style:text-properties style:font-name="Comic Sans MS" fo:background-color="#ffff00" loext:char-shading-value="0" style:language-asian="es" style:country-asian="ES" style:font-name-complex="LiberationSans"/>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mplex="Times LT Std"/>
    </style:style>
    <style:style style:name="T19" style:family="text">
      <style:text-properties fo:color="#000000" loext:opacity="100%" style:font-name="Comic Sans MS" fo:font-size="11pt" style:font-size-asian="11pt" style:language-asian="es" style:country-asian="ES" style:font-name-complex="Times New Roman" style:font-size-complex="11pt"/>
    </style:style>
    <style:style style:name="T20" style:family="text">
      <style:text-properties fo:color="#000000" loext:opacity="100%" style:font-name="Comic Sans MS" fo:font-size="11pt" style:font-size-asian="11pt" style:language-asian="es" style:country-asian="ES" style:font-name-complex="Times LT Std" style:font-size-complex="11pt"/>
    </style:style>
    <style:style style:name="T21" style:family="text">
      <style:text-properties fo:color="#000000" loext:opacity="100%" style:font-name="Comic Sans MS" fo:font-size="11pt" style:font-name-asian="Comic Sans MS" style:font-size-asian="11pt" style:language-asian="es" style:country-asian="ES" style:font-name-complex="Comic Sans MS" style:font-size-complex="11pt"/>
    </style:style>
    <style:style style:name="T22" style:family="text">
      <style:text-properties fo:color="#000000" loext:opacity="100%" style:font-name="Comic Sans MS" fo:font-size="11pt" fo:font-style="italic" fo:font-weight="normal" style:font-size-asian="11pt" style:font-style-asian="italic" style:font-weight-asian="normal" style:font-name-complex="Comic Sans MS" style:font-size-complex="11pt" style:font-style-complex="italic" style:font-weight-complex="normal"/>
    </style:style>
    <style:style style:name="T23" style:family="text">
      <style:text-properties fo:color="#000000" loext:opacity="100%" style:font-name="Comic Sans MS" fo:font-size="11pt" fo:font-style="italic" fo:font-weight="normal" fo:background-color="#ffff00" loext:char-shading-value="0" style:font-size-asian="11pt" style:font-style-asian="italic" style:font-weight-asian="normal" style:font-name-complex="Comic Sans MS" style:font-size-complex="11pt" style:font-style-complex="italic" style:font-weight-complex="normal"/>
    </style:style>
    <style:style style:name="T24" style:family="text">
      <style:text-properties fo:color="#000000" loext:opacity="100%" style:font-name="Comic Sans MS" fo:font-size="11pt" fo:font-style="italic" fo:font-weight="bold" style:font-size-asian="11pt" style:font-style-asian="italic" style:font-weight-asian="bold" style:font-name-complex="Comic Sans MS" style:font-size-complex="11pt" style:font-style-complex="italic"/>
    </style:style>
    <style:style style:name="T25" style:family="text">
      <style:text-properties fo:color="#000000" loext:opacity="100%" style:font-name="Comic Sans MS" fo:font-size="11pt" fo:font-style="italic" style:font-size-asian="11pt" style:language-asian="es" style:country-asian="ES" style:font-style-asian="italic" style:font-name-complex="Times LT Std" style:font-size-complex="11pt" style:font-style-complex="italic"/>
    </style:style>
    <style:style style:name="T26" style:family="text">
      <style:text-properties fo:color="#000000" loext:opacity="100%" style:font-name="Comic Sans MS" fo:font-size="11pt" fo:font-weight="bold" style:font-size-asian="11pt" style:language-asian="es" style:country-asian="ES" style:font-weight-asian="bold" style:font-name-complex="Times New Roman" style:font-size-complex="11pt"/>
    </style:style>
    <style:style style:name="T27" style:family="text">
      <style:text-properties fo:color="#000000" loext:opacity="100%" style:font-name="Comic Sans MS" fo:font-size="11pt" fo:font-weight="bold" style:font-size-asian="11pt" style:language-asian="es" style:country-asian="ES" style:font-weight-asian="bold" style:font-name-complex="Times LT Std" style:font-size-complex="11pt" style:font-weight-complex="bold"/>
    </style:style>
    <style:style style:name="T28" style:family="text">
      <style:text-properties fo:color="#000000" loext:opacity="100%" style:font-name="Comic Sans MS" fo:font-size="11pt" fo:background-color="#fff200" loext:char-shading-value="0" style:font-size-asian="11pt" style:language-asian="es" style:country-asian="ES" style:font-name-complex="Times LT Std" style:font-size-complex="11pt"/>
    </style:style>
    <style:style style:name="T29" style:family="text">
      <style:text-properties style:font-name-complex="Times New Roman"/>
    </style:style>
    <style:style style:name="T30" style:family="text">
      <style:text-properties officeooo:rsid="0017e7fe" style:font-name-complex="Times New Roman"/>
    </style:style>
    <style:style style:name="T31" style:family="text">
      <style:text-properties style:font-name-asian="Comic Sans MS"/>
    </style:style>
    <style:style style:name="T32" style:family="text">
      <style:text-properties style:font-name-asian="Comic Sans MS" style:font-name-complex="Comic Sans MS"/>
    </style:style>
    <style:style style:name="T33" style:family="text">
      <style:text-properties style:font-name-complex="LiberationSans"/>
    </style:style>
    <style:style style:name="T34" style:family="text">
      <style:text-properties fo:background-color="#ffff00" loext:char-shading-value="0"/>
    </style:style>
    <style:style style:name="T35" style:family="text">
      <style:text-properties fo:background-color="#ffff00" loext:char-shading-value="0" style:font-name-asian="Comic Sans MS" style:font-name-complex="Comic Sans MS"/>
    </style:style>
    <style:style style:name="T36" style:family="text">
      <style:text-properties fo:background-color="#ffff00" loext:char-shading-value="0" style:font-name-complex="Times New Roman"/>
    </style:style>
    <style:style style:name="T37" style:family="text">
      <style:text-properties fo:background-color="#fff200" loext:char-shading-value="0"/>
    </style:style>
    <style:style style:name="T38" style:family="text">
      <style:text-properties officeooo:rsid="001ea0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05">Introducing Classes, Objects, and Methods</text:p>
      <text:list xml:id="list3388686867" text:style-name="WW8Num1">
        <text:list-item>
          <text:p text:style-name="P113">Class Fundamentals</text:p>
        </text:list-item>
      </text:list>
      <text:p text:style-name="P78"><text:span text:style-name="T22">Una clase es una </text:span><text:span text:style-name="T23">plantilla que define la forma de un objeto</text:span><text:span text:style-name="T22">. Especifica </text:span><text:span text:style-name="T23">los datos y el código que operará en esos datos</text:span><text:span text:style-name="T22">. Java usa una especificación de clase para construir objetos. </text:span><text:span text:style-name="T23">Los objetos son instancias de una clase</text:span><text:span text:style-name="T22">. Por lo tanto, una clase es esencialmente un conjunto de planes que especifican cómo construir un objeto.</text:span><text:span text:style-name="T24"><text:line-break/><text:line-break/>Otro punto: r</text:span><text:span text:style-name="T22">ecuerde que los métodos y las variables que constituyen una clase se llaman </text:span><text:span text:style-name="T23">miembros </text:span><text:span text:style-name="T22">de la clase. Los miembros de datos también se conocen como variables de instancia.</text:span></text:p>
      <text:p text:style-name="P79"/>
      <text:p text:style-name="P5"/>
      <text:list xml:id="list134159975759579" text:continue-numbering="true" text:style-name="WW8Num1">
        <text:list-item>
          <text:p text:style-name="P107">The General Form of a Class</text:p>
        </text:list-item>
      </text:list>
      <text:p text:style-name="P81"/>
      <text:p text:style-name="P86">class classname {</text:p>
      <text:p text:style-name="P86"/>
      <text:p text:style-name="P86">// declare instance variables</text:p>
      <text:p text:style-name="P86"><text:span text:style-name="T31"><text:s text:c="4"/></text:span>type var1;</text:p>
      <text:p text:style-name="P86"><text:span text:style-name="T31"><text:s text:c="4"/></text:span>type var2;</text:p>
      <text:p text:style-name="P86">// ...</text:p>
      <text:p text:style-name="P86"><text:span text:style-name="T31"><text:s text:c="4"/></text:span>type varN;</text:p>
      <text:p text:style-name="P86">// declare methods</text:p>
      <text:p text:style-name="P86"/>
      <text:p text:style-name="P86"><text:span text:style-name="T31"><text:s text:c="4"/></text:span>type method1(parameters) {</text:p>
      <text:p text:style-name="P86">// body of method</text:p>
      <text:p text:style-name="P86"><text:span text:style-name="T31"><text:s text:c="4"/></text:span>}</text:p>
      <text:p text:style-name="P86"/>
      <text:p text:style-name="P86"><text:span text:style-name="T31"><text:s text:c="4"/></text:span>type method2(parameters) {</text:p>
      <text:p text:style-name="P86">// body of method</text:p>
      <text:p text:style-name="P86"><text:span text:style-name="T31"><text:s text:c="4"/></text:span>}</text:p>
      <text:p text:style-name="P86">// ...</text:p>
      <text:p text:style-name="P86"/>
      <text:p text:style-name="P86"><text:span text:style-name="T31"><text:s text:c="4"/></text:span>type methodN(parameters) {</text:p>
      <text:p text:style-name="P86">// body of method</text:p>
      <text:p text:style-name="P86"><text:span text:style-name="T31"><text:s text:c="4"/></text:span>}</text:p>
      <text:p text:style-name="P86">}</text:p>
      <text:p text:style-name="P80"/>
      <text:list xml:id="list134160713912241" text:continue-numbering="true" text:style-name="WW8Num1">
        <text:list-item>
          <text:p text:style-name="P107">Defining a Class</text:p>
        </text:list-item>
      </text:list>
      <text:p text:style-name="P8"/>
      <text:p text:style-name="P69">Para ilustrar las clases, desarrollaremos una clase que encapsule información sobre vehículos, como automóviles, camionetas y camiones. Esta clase se llama Vehículo y almacenará tres elementos de información sobre un vehículo: la cantidad de pasajeros que puede transportar, su capacidad de combustible y su consumo promedio de combustible (en millas por galón).</text:p>
      <text:p text:style-name="P70"><text:soft-page-break/></text:p>
      <text:p text:style-name="P80">class Vehicle {</text:p>
      <text:p text:style-name="P80"><text:span text:style-name="T31"><text:s text:c="4"/></text:span>int passengers; // number of passengers</text:p>
      <text:p text:style-name="P80"><text:span text:style-name="T31"><text:s text:c="4"/></text:span>int fuelcap; // fuel capacity in gallons</text:p>
      <text:p text:style-name="P80"><text:span text:style-name="T31"><text:s text:c="4"/></text:span>int mpg; // fuel consumption in miles per gallon</text:p>
      <text:p text:style-name="P80">}</text:p>
      <text:p text:style-name="P15">Una definición de clase crea un nuevo tipo de datos. En este caso, el nuevo tipo de datos se llama <text:span text:style-name="T34">Vehículo</text:span>. Utilizará este nombre para declarar objetos de tipo Vehículo. Recuerde que una declaración de clase es solo una descripción de tipo; <text:span text:style-name="T34">no crea un objeto real</text:span>. Por lo tanto, el código anterior <text:span text:style-name="T34">no provoca la existencia de ningún objeto de tipo Vehículo.</text:span></text:p>
      <text:p text:style-name="P15"/>
      <text:p text:style-name="P22"><text:span text:style-name="T10">To actually create a </text:span><text:span text:style-name="T4">Vehicle </text:span><text:span text:style-name="T10">object, you will use a statement like the following: </text:span></text:p>
      <text:p text:style-name="P106">Vehicle minivan = new Vehicle(); // crea un objeto de la clase Vehiculo llamado minivan</text:p>
      <text:p text:style-name="P71"/>
      <text:p text:style-name="P72">Cada objeto de vehículo contendrá <text:span text:style-name="T34">sus propias copias de las variables de instancia pasajeros, fuelcap y mpg. P</text:span>ara acceder a estas variables, utilizará el operador de <text:span text:style-name="T34">punto (.)</text:span>: minivan.fuelcap = 16;</text:p>
      <text:p text:style-name="P72"/>
      <text:p text:style-name="P72"/>
      <text:p text:style-name="P77"><text:span text:style-name="T19">/* A program that uses the Vehicle class. Call this file </text:span><text:span text:style-name="T26">VehicleDemo.java </text:span><text:span text:style-name="T19">*/</text:span></text:p>
      <text:p text:style-name="P72"/>
      <text:p text:style-name="P83">class Vehicle {</text:p>
      <text:p text:style-name="P83"/>
      <text:p text:style-name="P84"><text:span text:style-name="T32"><text:s text:c="4"/></text:span><text:span text:style-name="T29">int passengers; // number of passengers</text:span></text:p>
      <text:p text:style-name="P84"><text:span text:style-name="T32"><text:s text:c="4"/></text:span><text:span text:style-name="T29">int fuelcap; // fuel capacity in gallons</text:span></text:p>
      <text:p text:style-name="P84"><text:span text:style-name="T32"><text:s text:c="4"/></text:span><text:span text:style-name="T29">int mpg; // fuel consumption in miles per gallon</text:span></text:p>
      <text:p text:style-name="P83">}</text:p>
      <text:p text:style-name="P72"/>
      <text:p text:style-name="P83">class VehicleDemo {</text:p>
      <text:p text:style-name="P83"/>
      <text:p text:style-name="P84"><text:span text:style-name="T32"><text:s text:c="4"/></text:span><text:span text:style-name="T29">public static void main(String args[]) {</text:span></text:p>
      <text:p text:style-name="P84"><text:span text:style-name="T32"><text:s text:c="8"/></text:span><text:span text:style-name="T29">Vehicle minivan = new Vehicle();</text:span></text:p>
      <text:p text:style-name="P84"><text:span text:style-name="T32"><text:s text:c="8"/></text:span><text:span text:style-name="T29">int range;</text:span></text:p>
      <text:p text:style-name="P83">// assign values to fields in minivan</text:p>
      <text:p text:style-name="P84"><text:span text:style-name="T32"><text:s text:c="8"/></text:span><text:span text:style-name="T29">minivan.passengers = 7;</text:span></text:p>
      <text:p text:style-name="P84"><text:span text:style-name="T32"><text:s text:c="8"/></text:span><text:span text:style-name="T29">minivan.fuelcap = 16;</text:span></text:p>
      <text:p text:style-name="P84"><text:span text:style-name="T32"><text:s text:c="8"/></text:span><text:span text:style-name="T29">minivan.mpg = 21;</text:span></text:p>
      <text:p text:style-name="P83">// compute the range assuming a full tank of gas</text:p>
      <text:p text:style-name="P84"><text:span text:style-name="T32"><text:s text:c="8"/></text:span><text:span text:style-name="T29">range = minivan.fuelcap * minivan.mpg;</text:span></text:p>
      <text:p text:style-name="P84"><text:span text:style-name="T32"><text:s text:c="8"/></text:span><text:span text:style-name="T29">System.out.println("Minivan can carry " + minivan.passengers</text:span></text:p>
      <text:p text:style-name="P84"><text:span text:style-name="T32"><text:s text:c="16"/></text:span><text:span text:style-name="T29">+ " with a range of " + range);</text:span></text:p>
      <text:p text:style-name="P87"><text:span text:style-name="T21"><text:s text:c="4"/></text:span><text:span text:style-name="T19">}</text:span></text:p>
      <text:p text:style-name="P83">}</text:p>
      <text:p text:style-name="P72"/>
      <text:p text:style-name="P11"/>
      <text:p text:style-name="P77"><text:span text:style-name="T20">Debe llamar al archivo que contiene este programa VehicleDemo.java porque el método main () está en la clase llamada VehicleDemo, no en la clase llamada Vehicle. Cuando compile este programa, </text:span><text:soft-page-break/><text:span text:style-name="T20">encontrará que se han creado dos archivos .class, uno para Vehicle y otro para VehicleDemo. </text:span><text:span text:style-name="T27">El compilador de Java coloca automáticamente cada clase en su propio archivo .class.</text:span><text:span text:style-name="T20"> </text:span><text:span text:style-name="T28">No es necesario que las clases Vehicle y VehicleDemo estén en el mismo archivo fuente.</text:span><text:span text:style-name="T20"> Podría poner cada clase en su propio archivo, llamado Vehicle.java y VehicleDemo.java, respectivamente.</text:span></text:p>
      <text:p text:style-name="P68"/>
      <text:p text:style-name="P72"/>
      <text:p text:style-name="P72"/>
      <text:p text:style-name="P72"/>
      <text:p text:style-name="P11"/>
      <text:p text:style-name="P72">Each object has its own copies of the instance variables defined by its class.</text:p>
      <text:p text:style-name="P72"/>
      <text:p text:style-name="P83">class TwoVehicles {</text:p>
      <text:p text:style-name="P83"/>
      <text:p text:style-name="P84"><text:span text:style-name="T32"><text:s text:c="4"/></text:span><text:span text:style-name="T29">public static void main(String args[]) {</text:span></text:p>
      <text:p text:style-name="P84"><text:span text:style-name="T32"><text:s text:c="8"/></text:span><text:span text:style-name="T29">Vehicle minivan = new Vehicle();</text:span></text:p>
      <text:p text:style-name="P84"><text:span text:style-name="T32"><text:s text:c="8"/></text:span><text:span text:style-name="T29">Vehicle sportscar = new Vehicle();</text:span></text:p>
      <text:p text:style-name="P84"><text:span text:style-name="T32"><text:s text:c="8"/></text:span><text:span text:style-name="T29">int range1, range2;</text:span></text:p>
      <text:p text:style-name="P83"/>
      <text:p text:style-name="P83">// assign values to fields in minivan</text:p>
      <text:p text:style-name="P84"><text:span text:style-name="T32"><text:s text:c="8"/></text:span><text:span text:style-name="T29">minivan.passengers = 7;</text:span></text:p>
      <text:p text:style-name="P84"><text:span text:style-name="T32"><text:s text:c="8"/></text:span><text:span text:style-name="T29">minivan.fuelcap = 16;</text:span></text:p>
      <text:p text:style-name="P84"><text:span text:style-name="T32"><text:s text:c="8"/></text:span><text:span text:style-name="T29">minivan.mpg = 21;</text:span></text:p>
      <text:p text:style-name="P83"/>
      <text:p text:style-name="P83">// assign values to fields in sportscar</text:p>
      <text:p text:style-name="P84"><text:span text:style-name="T32"><text:s text:c="8"/></text:span><text:span text:style-name="T29">sportscar.passengers = 2;</text:span></text:p>
      <text:p text:style-name="P84"><text:span text:style-name="T32"><text:s text:c="8"/></text:span><text:span text:style-name="T29">sportscar.fuelcap = 14;</text:span></text:p>
      <text:p text:style-name="P84"><text:span text:style-name="T32"><text:s text:c="8"/></text:span><text:span text:style-name="T29">sportscar.mpg = 12;</text:span></text:p>
      <text:p text:style-name="P83"/>
      <text:p text:style-name="P83">// compute the ranges assuming a full tank of gas</text:p>
      <text:p text:style-name="P84"><text:span text:style-name="T32"><text:s text:c="8"/></text:span><text:span text:style-name="T29">range1 = minivan.fuelcap * minivan.mpg;</text:span></text:p>
      <text:p text:style-name="P84"><text:span text:style-name="T32"><text:s text:c="8"/></text:span><text:span text:style-name="T29">range2 = sportscar.fuelcap * sportscar.mpg;</text:span></text:p>
      <text:p text:style-name="P84"><text:span text:style-name="T32"><text:s text:c="8"/></text:span><text:span text:style-name="T29">System.out.println("Minivan can carry " + minivan.passengers</text:span></text:p>
      <text:p text:style-name="P84"><text:span text:style-name="T32"><text:s text:c="16"/></text:span><text:span text:style-name="T29">+ " with a range of " + range1);</text:span></text:p>
      <text:p text:style-name="P84"><text:span text:style-name="T32"><text:s text:c="8"/></text:span><text:span text:style-name="T29">System.out.println("Sportscar can carry " + sportscar.passengers</text:span></text:p>
      <text:p text:style-name="P84"><text:span text:style-name="T32"><text:s text:c="16"/></text:span><text:span text:style-name="T29">+ " with a range of " + range2);</text:span></text:p>
      <text:p text:style-name="P84"><text:span text:style-name="T32"><text:s text:c="4"/></text:span><text:span text:style-name="T29">}</text:span></text:p>
      <text:p text:style-name="P83">}</text:p>
      <text:p text:style-name="P76"/>
      <text:p text:style-name="P76"/>
      <text:p text:style-name="P13"/>
      <text:list xml:id="list134160608970947" text:continue-numbering="true" text:style-name="WW8Num1">
        <text:list-item>
          <text:p text:style-name="P107">How Objects Are Created</text:p>
          <text:p text:style-name="P110">Vehicle minivan; // declare reference to object</text:p>
          <text:p text:style-name="P110">minivan = new Vehicle(); // allocate a Vehicle object</text:p>
          <text:p text:style-name="P111"/>
        </text:list-item>
      </text:list>
      <text:p text:style-name="P37">Esta declaración realiza dos funciones. Primero, declara una variable llamada minivan del <text:span text:style-name="T34">tipo de clase Vehículo</text:span>. <text:span text:style-name="T34">Esta variable no define un objeto</text:span>. En su lugar, es simplemente una variable que <text:soft-page-break/>puede referirse a un objeto. En segundo lugar, <text:span text:style-name="T34">la declaración crea una copia física del objeto y asigna a minivan una referencia a ese objeto</text:span>. Esto se hace utilizando el operador <text:span text:style-name="T1">new .</text:span><text:line-break/>El operador <text:s/><text:span text:style-name="T1">new </text:span>asigna dinámicamente (es decir, asigna en tiempo de ejecución) la memoria para un objeto y le devuelve una referencia. Esta referencia es, más o menos, la dirección en memoria del objeto asignado por <text:span text:style-name="T1">new.</text:span> Esta referencia se almacena en una variable. Por lo tanto, en Java, todos los objetos de clase deben asignarse dinámicamente.</text:p>
      <text:p text:style-name="P14"/>
      <text:p text:style-name="P38">Vehicle minivan; // declare reference to object</text:p>
      <text:p text:style-name="P38">minivan = new Vehicle(); // allocate a Vehicle object</text:p>
      <text:p text:style-name="P41"/>
      <text:p text:style-name="P13"/>
      <text:p text:style-name="P13"/>
      <text:list xml:id="list134160044759177" text:continue-numbering="true" text:style-name="WW8Num1">
        <text:list-item>
          <text:p text:style-name="P107">Methods</text:p>
        </text:list-item>
      </text:list>
      <text:p text:style-name="P12"/>
      <text:p text:style-name="P38">Los métodos son subrutinas que manipulan los datos definidos por la clase y, en muchos casos, proporcionan acceso a esos datos. En la mayoría de los casos, otras partes de su programa interactuarán con una clase a través de sus métodos.</text:p>
      <text:p text:style-name="P38"/>
      <text:p text:style-name="P48">The general form of a method is shown here: </text:p>
      <text:p text:style-name="P48"/>
      <text:p text:style-name="P87"><text:span text:style-name="T25">return-type nameOfMethod</text:span><text:span text:style-name="T20">( </text:span><text:span text:style-name="T25">parameter-list </text:span><text:span text:style-name="T20">) { </text:span></text:p>
      <text:p text:style-name="P88">// body of method </text:p>
      <text:p text:style-name="P85">}</text:p>
      <text:p text:style-name="P83"/>
      <text:p text:style-name="P82">// Add range to Vehicle.</text:p>
      <text:p text:style-name="P82"/>
      <text:p text:style-name="P85">class Vehicle {</text:p>
      <text:p text:style-name="P84"><text:span text:style-name="T32"><text:s text:c="4"/></text:span><text:span text:style-name="T18">int passengers; // number of passengers</text:span></text:p>
      <text:p text:style-name="P84"><text:span text:style-name="T32"><text:s text:c="4"/></text:span><text:span text:style-name="T18">int fuelcap; // fuel capacity in gallons</text:span></text:p>
      <text:p text:style-name="P84"><text:span text:style-name="T32"><text:s text:c="4"/></text:span><text:span text:style-name="T18">int mpg; // fuel consumption in miles per gallon</text:span></text:p>
      <text:p text:style-name="P85"/>
      <text:p text:style-name="P85">// Display the range.</text:p>
      <text:p text:style-name="P85"/>
      <text:p text:style-name="P84"><text:span text:style-name="T32"><text:s text:c="4"/></text:span><text:span text:style-name="T18">void range() {</text:span></text:p>
      <text:p text:style-name="P84"><text:span text:style-name="T32"><text:s text:c="8"/></text:span><text:span text:style-name="T18">System.out.println("Range is " + fuelcap * mpg);</text:span></text:p>
      <text:p text:style-name="P84"><text:span text:style-name="T32"><text:s text:c="4"/></text:span><text:span text:style-name="T18">}</text:span></text:p>
      <text:p text:style-name="P85">}</text:p>
      <text:p text:style-name="P38"/>
      <text:p text:style-name="P40">Returning from a Method</text:p>
      <text:p text:style-name="P40"/>
      <text:p text:style-name="P42">Hay dos formas de devolución: una para uso en métodos nulos (aquellos que no devuelven un valor) y otra para valores devueltos. La primera forma se examina aquí.<text:line-break/>En un método nulo, puede causar la terminación inmediata de un método usando return;</text:p>
      <text:p text:style-name="P68"/>
      <text:p text:style-name="P49"/>
      <text:p text:style-name="P49"/>
      <text:p text:style-name="P49"><text:soft-page-break/></text:p>
      <text:p text:style-name="P49"/>
      <text:p text:style-name="P49">Returning a Value</text:p>
      <text:p text:style-name="P73"/>
      <text:p text:style-name="P37">Los valores de retorno se utilizan para una variedad de propósitos en la programación. En algunos casos, el valor de retorno contiene el resultado de algunos cálculos. En otros casos, el valor de retorno puede simplemente indicar éxito o fracaso. En otros, puede contener un código de estado.</text:p>
      <text:p text:style-name="P68"/>
      <text:p text:style-name="P83">// Use a return value.</text:p>
      <text:p text:style-name="P83">class Vehicle {</text:p>
      <text:p text:style-name="P84"><text:span text:style-name="T32"><text:s text:c="4"/></text:span><text:span text:style-name="T29">int passengers; // number of passengers</text:span></text:p>
      <text:p text:style-name="P84"><text:span text:style-name="T32"><text:s text:c="4"/></text:span><text:span text:style-name="T29">int fuelcap; // fuel capacity in gallons</text:span></text:p>
      <text:p text:style-name="P84"><text:span text:style-name="T32"><text:s text:c="4"/></text:span><text:span text:style-name="T29">int mpg; // fuel consumption in miles per gallon</text:span></text:p>
      <text:p text:style-name="P83"/>
      <text:p text:style-name="P83">// Return the range.</text:p>
      <text:p text:style-name="P84"><text:span text:style-name="T32"><text:s text:c="4"/></text:span><text:span text:style-name="T29">int range() {</text:span></text:p>
      <text:p text:style-name="P84"><text:span text:style-name="T32"><text:s text:c="8"/></text:span><text:span text:style-name="T29">return mpg * fuelcap;</text:span></text:p>
      <text:p text:style-name="P84"><text:span text:style-name="T32"><text:s text:c="4"/></text:span><text:span text:style-name="T29">}</text:span></text:p>
      <text:p text:style-name="P83">}</text:p>
      <text:p text:style-name="P50">Using Parameters</text:p>
      <text:p text:style-name="P89"/>
      <text:p text:style-name="P90">Es posible pasar uno o más valores a un método cuando se llama al método. Recuerde que un valor <text:span text:style-name="T34">pasado a un método se llama un argumento</text:span>. Dentro del método, la variable que recibe el argumento se llama <text:span text:style-name="T34">parámetro</text:span>. Los parámetros se declaran dentro de los paréntesis que siguen al nombre del método. La sintaxis de la declaración de parámetros es la misma que la utilizada para las variables. <text:span text:style-name="T34">Un parámetro está dentro del alcance(ambito) <text:s/>de su método </text:span>y, aparte de su tarea especial de recibir un argumento, actúa como cualquier otra variable local.</text:p>
      <text:p text:style-name="P53">class Factor {</text:p>
      <text:p text:style-name="P54"><text:span text:style-name="T32"><text:s text:c="4"/></text:span><text:span text:style-name="T29">boolean isFactor(int a, int b) {</text:span></text:p>
      <text:p text:style-name="P54"><text:span text:style-name="T32"><text:s text:c="8"/></text:span><text:span text:style-name="T29">if ((b % a) == 0) {</text:span></text:p>
      <text:p text:style-name="P54"><text:span text:style-name="T32"><text:s text:c="12"/></text:span><text:span text:style-name="T29">return true;</text:span></text:p>
      <text:p text:style-name="P54"><text:span text:style-name="T32"><text:s text:c="8"/></text:span><text:span text:style-name="T29">} else {</text:span></text:p>
      <text:p text:style-name="P54"><text:span text:style-name="T32"><text:s text:c="12"/></text:span><text:span text:style-name="T29">return false;</text:span></text:p>
      <text:p text:style-name="P54"><text:span text:style-name="T32"><text:s text:c="8"/></text:span><text:span text:style-name="T29">}</text:span></text:p>
      <text:p text:style-name="P54"><text:span text:style-name="T32"><text:s text:c="4"/></text:span><text:span text:style-name="T29">}</text:span></text:p>
      <text:p text:style-name="P53">}</text:p>
      <text:p text:style-name="P53"/>
      <text:p text:style-name="P13"/>
      <text:p text:style-name="P55">Adding a Parameterized Method to Vehicle</text:p>
      <text:p text:style-name="P56"/>
      <text:p text:style-name="P53">class Vehicle {</text:p>
      <text:p text:style-name="P53"/>
      <text:p text:style-name="P54"><text:span text:style-name="T32"><text:s text:c="4"/></text:span><text:span text:style-name="T29">int passengers; // number of passengers</text:span></text:p>
      <text:p text:style-name="P54"><text:span text:style-name="T32"><text:s text:c="4"/></text:span><text:span text:style-name="T29">int fuelcap; // fuel capacity in gallons</text:span></text:p>
      <text:p text:style-name="P54"><text:span text:style-name="T32"><text:s text:c="4"/></text:span><text:span text:style-name="T29">int mpg; // fuel consumption in miles per gallon</text:span></text:p>
      <text:p text:style-name="P53"><text:soft-page-break/>// Return the range.</text:p>
      <text:p text:style-name="P53"/>
      <text:p text:style-name="P54"><text:span text:style-name="T32"><text:s text:c="4"/></text:span><text:span text:style-name="T29">int range() {</text:span></text:p>
      <text:p text:style-name="P54"><text:span text:style-name="T32"><text:s text:c="8"/></text:span><text:span text:style-name="T29">return mpg * fuelcap;</text:span></text:p>
      <text:p text:style-name="P54"><text:span text:style-name="T32"><text:s text:c="4"/></text:span><text:span text:style-name="T29">}</text:span></text:p>
      <text:p text:style-name="P53">// Compute fuel needed for a given distance.</text:p>
      <text:p text:style-name="P53"/>
      <text:p text:style-name="P54"><text:span text:style-name="T32"><text:s text:c="4"/></text:span><text:span text:style-name="T29">double fuelneeded(int miles) {</text:span></text:p>
      <text:p text:style-name="P54"><text:span text:style-name="T32"><text:s text:c="8"/></text:span><text:span text:style-name="T29">return (double) miles / mpg;</text:span></text:p>
      <text:p text:style-name="P54"><text:span text:style-name="T32"><text:s text:c="4"/></text:span><text:span text:style-name="T29">}</text:span></text:p>
      <text:p text:style-name="P53">}</text:p>
      <text:p text:style-name="P53"/>
      <text:p text:style-name="P53"/>
      <text:list xml:id="list134160216106282" text:continue-numbering="true" text:style-name="WW8Num1">
        <text:list-item>
          <text:p text:style-name="P107">Constructors</text:p>
        </text:list-item>
      </text:list>
      <text:p text:style-name="P40"/>
      <text:p text:style-name="P30">Un constructor inicializa un objeto cuando se crea. </text:p>
      <text:p text:style-name="P35"><text:span text:style-name="T10">Tiene el mismo nombre que su clase y es sintácticamente similar a un método. </text:span><text:span text:style-name="T5">Sin embargo, los constructores no tienen un tipo de retorno explícito.</text:span><text:span text:style-name="T14"> </text:span></text:p>
      <text:p text:style-name="P30">Normalmente, utilizará un constructor para asignar valores iniciales a las variables de instancia definidas por la clase, o<text:span text:style-name="T34"> para realizar cualquier otro procedimiento de inicio</text:span> requerido para crear un objeto completamente formado.<text:line-break/>Todas las clases tienen constructores, <text:span text:style-name="T34">ya sea que defina uno o no,</text:span> porque Java proporciona automáticamente un constructor predeterminado que inicializa todas las variables miembro a sus valores predeterminados, que son cero, nulo y falso, para tipos numéricos, tipos de referencia y valores booleanos, respectivamente. <text:span text:style-name="T34">Sin embargo, una vez que define su propio constructor, el constructor predeterminado ya no se usa.</text:span></text:p>
      <text:p text:style-name="P37">Here is a simple example that uses a constructor:</text:p>
      <text:p text:style-name="P38"/>
      <text:p text:style-name="P83">class MyClass {</text:p>
      <text:p text:style-name="P84"><text:span text:style-name="T32"><text:s text:c="4"/></text:span><text:span text:style-name="T29">int x;</text:span></text:p>
      <text:p text:style-name="P84"><text:span text:style-name="T32"><text:s text:c="4"/></text:span><text:span text:style-name="T29">MyClass() {</text:span></text:p>
      <text:p text:style-name="P84"><text:span text:style-name="T32"><text:s text:c="8"/></text:span><text:span text:style-name="T29">x = 10;</text:span></text:p>
      <text:p text:style-name="P84"><text:span text:style-name="T32"><text:s text:c="4"/></text:span><text:span text:style-name="T29">}</text:span></text:p>
      <text:p text:style-name="P83">}</text:p>
      <text:p text:style-name="P83"/>
      <text:p text:style-name="P83">class ConstructorDemo {</text:p>
      <text:p text:style-name="P84"><text:span text:style-name="T32"><text:s text:c="4"/></text:span><text:span text:style-name="T29">public static void main(String args[]) {</text:span></text:p>
      <text:p text:style-name="P84"><text:span text:style-name="T32"><text:s text:c="8"/></text:span><text:span text:style-name="T29">MyClass t1 = new MyClass();</text:span></text:p>
      <text:p text:style-name="P84"><text:span text:style-name="T32"><text:s text:c="8"/></text:span><text:span text:style-name="T29">MyClass t2 = new MyClass();</text:span></text:p>
      <text:p text:style-name="P84"><text:span text:style-name="T32"><text:s text:c="8"/></text:span><text:span text:style-name="T29">System.out.println(t1.x + " " + t2.x);</text:span></text:p>
      <text:p text:style-name="P84"><text:span text:style-name="T32"><text:s text:c="4"/></text:span><text:span text:style-name="T29">}</text:span></text:p>
      <text:p text:style-name="P83">}</text:p>
      <text:p text:style-name="P38"/>
      <text:p text:style-name="P13"/>
      <text:p text:style-name="P40">Parameterized Constructors</text:p>
      <text:p text:style-name="P40"/>
      <text:p text:style-name="P38"><text:soft-page-break/>La mayoría de las veces necesitarás un constructor que acepte uno o más parámetros. Los parámetros se agregan a un constructor de la misma manera que se agregan a un método: simplemente declararlos dentro de los paréntesis después del nombre del constructor.</text:p>
      <text:p text:style-name="P38"/>
      <text:p text:style-name="P83">class MyClass {</text:p>
      <text:p text:style-name="P84"><text:span text:style-name="T32"><text:s text:c="4"/></text:span><text:span text:style-name="T29">int x;</text:span></text:p>
      <text:p text:style-name="P83"/>
      <text:p text:style-name="P84"><text:span text:style-name="T32"><text:s text:c="4"/></text:span><text:span text:style-name="T29">MyClass() {</text:span></text:p>
      <text:p text:style-name="P84"><text:span text:style-name="T32"><text:s text:c="8"/></text:span><text:span text:style-name="T29">x = 10;</text:span></text:p>
      <text:p text:style-name="P84"><text:span text:style-name="T32"><text:s text:c="4"/></text:span><text:span text:style-name="T29">}</text:span></text:p>
      <text:p text:style-name="P83"/>
      <text:p text:style-name="P84"><text:span text:style-name="T32"><text:s text:c="4"/></text:span><text:span text:style-name="T29">MyClass(int i) {</text:span></text:p>
      <text:p text:style-name="P84"><text:span text:style-name="T32"><text:s text:c="8"/></text:span><text:span text:style-name="T29">x = i;</text:span></text:p>
      <text:p text:style-name="P84"><text:span text:style-name="T32"><text:s text:c="4"/></text:span><text:span text:style-name="T29">}</text:span></text:p>
      <text:p text:style-name="P83">}</text:p>
      <text:p text:style-name="P72"/>
      <text:p text:style-name="P13"/>
      <text:p text:style-name="P13"/>
      <text:p text:style-name="P55">Adding a Constructor to the Vehicle Class</text:p>
      <text:p text:style-name="P55"/>
      <text:p text:style-name="P92">class Vehicle {</text:p>
      <text:p text:style-name="P92"/>
      <text:p text:style-name="P93"><text:span text:style-name="T32"><text:s text:c="4"/></text:span><text:span text:style-name="T29">int passengers; // number of passengers</text:span></text:p>
      <text:p text:style-name="P93"><text:span text:style-name="T32"><text:s text:c="4"/></text:span><text:span text:style-name="T29">int fuelcap; // fuel capacity in gallons</text:span></text:p>
      <text:p text:style-name="P93"><text:span text:style-name="T32"><text:s text:c="4"/></text:span><text:span text:style-name="T29">int mpg; // fuel consumption in miles per gallon</text:span></text:p>
      <text:p text:style-name="P92"/>
      <text:p text:style-name="P92"/>
      <text:p text:style-name="P92">// Return the range.</text:p>
      <text:p text:style-name="P92"/>
      <text:p text:style-name="P93"><text:span text:style-name="T32"><text:s text:c="4"/></text:span><text:span text:style-name="T29">Vehicle(int p, int f, int m) {</text:span></text:p>
      <text:p text:style-name="P93"><text:span text:style-name="T32"><text:s text:c="8"/></text:span><text:span text:style-name="T29">passengers = p;</text:span></text:p>
      <text:p text:style-name="P93"><text:span text:style-name="T32"><text:s text:c="8"/></text:span><text:span text:style-name="T29">fuelcap = f;</text:span></text:p>
      <text:p text:style-name="P93"><text:span text:style-name="T32"><text:s text:c="8"/></text:span><text:span text:style-name="T29">mpg = m;</text:span></text:p>
      <text:p text:style-name="P93"><text:span text:style-name="T32"><text:s text:c="4"/></text:span><text:span text:style-name="T29">}</text:span></text:p>
      <text:p text:style-name="P92"/>
      <text:p text:style-name="P93"><text:span text:style-name="T32"><text:s text:c="4"/></text:span><text:span text:style-name="T29">int range() {</text:span></text:p>
      <text:p text:style-name="P93"><text:span text:style-name="T32"><text:s text:c="8"/></text:span><text:span text:style-name="T29">return mpg * fuelcap;</text:span></text:p>
      <text:p text:style-name="P93"><text:span text:style-name="T32"><text:s text:c="4"/></text:span><text:span text:style-name="T29">}</text:span></text:p>
      <text:p text:style-name="P92">// Compute fuel needed for a given distance.</text:p>
      <text:p text:style-name="P92"/>
      <text:p text:style-name="P93"><text:span text:style-name="T32"><text:s text:c="4"/></text:span><text:span text:style-name="T29">double fuelneeded(int miles) {</text:span></text:p>
      <text:p text:style-name="P93"><text:span text:style-name="T32"><text:s text:c="8"/></text:span><text:span text:style-name="T29">return (double) miles / mpg;</text:span></text:p>
      <text:p text:style-name="P93"><text:span text:style-name="T32"><text:s text:c="4"/></text:span><text:span text:style-name="T29">}</text:span></text:p>
      <text:p text:style-name="P92">}</text:p>
      <text:p text:style-name="P13"/>
      <text:list xml:id="list134160993544554" text:continue-numbering="true" text:style-name="WW8Num1">
        <text:list-item>
          <text:p text:style-name="P114"><text:soft-page-break/>Garbage Collection </text:p>
        </text:list-item>
      </text:list>
      <text:p text:style-name="P31"/>
      <text:p text:style-name="P33"><text:span text:style-name="T16">Como ha visto, los objetos se asignan dinámicamente desde un grupo de memoria libre mediante el uso del <text:s/>operador </text:span><text:span text:style-name="T17">new </text:span><text:span text:style-name="T16">. Como se explicó, la memoria no es infinita y la memoria libre puede agotarse. Por lo tanto, es posible que <text:s/>fallen( los new) porque no hay suficiente memoria libre para crear el objeto deseado. </text:span></text:p>
      <text:p text:style-name="P34">Por esta razón, un componente clave de cualquier esquema de asignación dinámica es la <text:span text:style-name="T34">recuperación de la memoria libre de los objetos no utilizados,</text:span> haciendo que esa memoria esté disponible para su posterior reasignación. </text:p>
      <text:p text:style-name="P34">En algunos lenguajes de programación, el lanzamiento de la memoria previamente asignada se maneja manualmente. Sin embargo, Java utiliza un enfoque diferente, más libre de problemas: la recolección de basura.<text:line-break/>El sistema de recolección de basura de Java recupera los objetos automáticamente, se produce de manera transparente, detrás de la escena, <text:span text:style-name="T34">sin la intervención del programador</text:span>. </text:p>
      <text:p text:style-name="P34">Funciona así: cuando no existen referencias a un objeto, se supone que ese objeto ya no es necesario y se libera la memoria ocupada por el objeto. Esta memoria reciclada se puede utilizar para una asignación posterior.</text:p>
      <text:p text:style-name="P91"/>
      <text:list xml:id="list134160625987883" text:continue-numbering="true" text:style-name="WW8Num1">
        <text:list-item>
          <text:p text:style-name="P112"><text:span text:style-name="T8">The finalize( ) Method and The </text:span><text:span text:style-name="T2">this</text:span><text:span text:style-name="T8"> Keyword</text:span></text:p>
        </text:list-item>
      </text:list>
      <text:p text:style-name="P32"/>
      <text:p text:style-name="P30">Es posible definir un método que será llamado <text:span text:style-name="T34">justo antes de la destrucción final </text:span>de un objeto por el recolector de basura. Este método se llama finalize (), y se puede usar para asegurar que un objeto termine de forma limpia. Por ejemplo, puede usar finalize () para asegurarse de que un archivo abierto que es propiedad de ese objeto está cerrado.<text:line-break/><text:line-break/>Para agregar un finalizador a una clase, simplemente defina el método finalize (). El sistema Java en tiempo de ejecución llama a ese método cuando está a punto de reciclar un objeto de esa clase. Dentro del método finalize (), especificará las acciones que deben realizarse antes de que se destruya un objeto.</text:p>
      <text:p text:style-name="P51"/>
      <text:p text:style-name="P52"><text:span text:style-name="T10">The </text:span><text:span text:style-name="T11">finalize( ) </text:span><text:span text:style-name="T10">method has this general form:</text:span></text:p>
      <text:p text:style-name="P94">protected void finalize( ){ </text:p>
      <text:p text:style-name="P94">// finalization code here</text:p>
      <text:p text:style-name="P94">}</text:p>
      <text:p text:style-name="P68"/>
      <text:p text:style-name="P95">Ejemplos:</text:p>
      <text:p text:style-name="P68"/>
      <text:p text:style-name="P96">class FDemo {</text:p>
      <text:p text:style-name="P96"/>
      <text:p text:style-name="P97"><text:span text:style-name="T32"><text:s text:c="4"/></text:span><text:span text:style-name="T29">int x;</text:span></text:p>
      <text:p text:style-name="P96"/>
      <text:p text:style-name="P100"><text:span text:style-name="T21"><text:s text:c="4"/></text:span><text:span text:style-name="T19">FDemo(int x) {</text:span></text:p>
      <text:p text:style-name="P97"><text:span text:style-name="T32"><text:s text:c="8"/></text:span><text:span text:style-name="T29">this.x = x;</text:span></text:p>
      <text:p text:style-name="P100"><text:span text:style-name="T21"><text:s text:c="8"/></text:span><text:span text:style-name="T19">System.out.println("Creado objeto "+x);</text:span></text:p>
      <text:p text:style-name="P100"><text:span text:style-name="T21"><text:s text:c="4"/></text:span><text:span text:style-name="T19">}</text:span></text:p>
      <text:p text:style-name="P96"><text:soft-page-break/></text:p>
      <text:p text:style-name="P96">// called when object is recycled</text:p>
      <text:p text:style-name="P97"><text:span text:style-name="T32"><text:s text:c="4"/></text:span><text:span text:style-name="T29">protected void finalize() {</text:span></text:p>
      <text:p text:style-name="P97"><text:span text:style-name="T32"><text:s text:c="8"/></text:span><text:span text:style-name="T29">System.out.println("Finalizing " + x);</text:span></text:p>
      <text:p text:style-name="P97"><text:span text:style-name="T32"><text:s text:c="4"/></text:span><text:span text:style-name="T29">}</text:span></text:p>
      <text:p text:style-name="P96">}</text:p>
      <text:p text:style-name="P96"/>
      <text:p text:style-name="P96">class Finalize {</text:p>
      <text:p text:style-name="P96"/>
      <text:p text:style-name="P97"><text:span text:style-name="T32"><text:s text:c="4"/></text:span><text:span text:style-name="T29">public static void main(String args[]) {</text:span></text:p>
      <text:p text:style-name="P97"><text:span text:style-name="T32"><text:s text:c="8"/></text:span><text:span text:style-name="T29">int count;</text:span></text:p>
      <text:p text:style-name="P99"><text:s text:c="8"/></text:p>
      <text:p text:style-name="P101">/* Now, generate a large number of objects. At some point, garbage collection will occur.</text:p>
      <text:p text:style-name="P102">Note: you might need to increase the number of objects generated in order to force garbage collection. */</text:p>
      <text:p text:style-name="P96"/>
      <text:p text:style-name="P97"><text:span text:style-name="T32"><text:s text:c="8"/></text:span><text:span text:style-name="T29">for (count = 1; count &lt; 100000; count++) {</text:span></text:p>
      <text:p text:style-name="P97"><text:span text:style-name="T32"><text:s text:c="12"/></text:span><text:span text:style-name="T29">FDemo ob = new FDemo(count);</text:span></text:p>
      <text:p text:style-name="P99"><text:s text:c="12"/></text:p>
      <text:p text:style-name="P97"><text:span text:style-name="T32"><text:s text:c="8"/></text:span><text:span text:style-name="T29">}</text:span></text:p>
      <text:p text:style-name="P97"><text:span text:style-name="T32"><text:s text:c="4"/></text:span><text:span text:style-name="T29">}</text:span></text:p>
      <text:p text:style-name="P96">}</text:p>
      <text:p text:style-name="P72"/>
      <text:p text:style-name="P72"/>
      <text:p text:style-name="P13"/>
      <text:list xml:id="list134160378475971" text:continue-numbering="true" text:style-name="WW8Num1">
        <text:list-item>
          <text:p text:style-name="P109">Controlling Access to Class Members</text:p>
        </text:list-item>
      </text:list>
      <text:p text:style-name="P40"/>
      <text:p text:style-name="P28"><text:bookmark text:name="tw-target-text"/>Hay dos tipos básicos de miembros de la clase: públicos y privados. <text:span text:style-name="T34">Se puede acceder libremente a un miembro público mediante un código definido fuera de su clase. </text:span>Este es el tipo de miembro de clase que hemos estado usando hasta este momento. Solo se puede acceder a un miembro privado mediante otros métodos definidos por su clase. Es a través del uso de miembros privados que el acceso está controlado.</text:p>
      <text:p text:style-name="P38"/>
      <text:p text:style-name="P6"/>
      <text:p text:style-name="P36">Java’s Access Modifiers </text:p>
      <text:p text:style-name="P29"><text:bookmark text:name="tw-target-text1"/>El control de acceso de los miembros se logra mediante el uso de tres modificadores de acceso: <text:span text:style-name="T34">público, privado y protegido.</text:span></text:p>
      <text:p text:style-name="P4"/>
      <text:p text:style-name="P3">Cuando un miembro de una clase es cualificado por el especificador público, se puede acceder a ese miembro por cualquier otro código en su programa. Esto incluye métodos definidos dentro de otras clases.</text:p>
      <text:p text:style-name="P3"><text:soft-page-break/><text:span text:style-name="T34">Cuando un miembro de una clase se especifica como privado, solo se puede acceder a ese miembro por otros miembros de su clase</text:span>. Por lo tanto, los métodos en otras clases no pueden acceder a un miembro privado de otra clase.</text:p>
      <text:p text:style-name="P3">La configuración de acceso predeterminada (en la que no se usa un modificador de acceso) <text:span text:style-name="T34">es la misma que la de público,</text:span> a menos que su programa se divida en paquetes. Un paquete es, esencialmente, una agrupación de clases (veremos más adelante).</text:p>
      <text:p text:style-name="P37"/>
      <text:p text:style-name="P37"/>
      <text:p text:style-name="P98">class MiClase {</text:p>
      <text:p text:style-name="P98"/>
      <text:p text:style-name="P97"><text:span text:style-name="T32"><text:s text:c="4"/></text:span><text:span text:style-name="T18">private int alpha; // private access</text:span></text:p>
      <text:p text:style-name="P97"><text:span text:style-name="T32"><text:s text:c="4"/></text:span><text:span text:style-name="T18">public int beta; // public access</text:span></text:p>
      <text:p text:style-name="P97"><text:span text:style-name="T32"><text:s text:c="4"/></text:span><text:span text:style-name="T18">int gamma; // default access</text:span></text:p>
      <text:p text:style-name="P98"/>
      <text:p text:style-name="P97"><text:span text:style-name="T32"><text:s text:c="4"/></text:span><text:span text:style-name="T18">void setAlpha(int a) {</text:span></text:p>
      <text:p text:style-name="P97"><text:span text:style-name="T32"><text:s text:c="8"/></text:span><text:span text:style-name="T18">alpha = a;</text:span></text:p>
      <text:p text:style-name="P97"><text:span text:style-name="T32"><text:s text:c="4"/></text:span><text:span text:style-name="T18">}</text:span></text:p>
      <text:p text:style-name="P98"/>
      <text:p text:style-name="P97"><text:span text:style-name="T32"><text:s text:c="4"/></text:span><text:span text:style-name="T18">int getAlpha() {</text:span></text:p>
      <text:p text:style-name="P97"><text:span text:style-name="T32"><text:s text:c="8"/></text:span><text:span text:style-name="T18">return alpha;</text:span></text:p>
      <text:p text:style-name="P97"><text:span text:style-name="T32"><text:s text:c="4"/></text:span><text:span text:style-name="T18">}</text:span></text:p>
      <text:p text:style-name="P98">}</text:p>
      <text:p text:style-name="P98"/>
      <text:p text:style-name="P98">class Acceso {</text:p>
      <text:p text:style-name="P97"><text:span text:style-name="T32"><text:s text:c="4"/></text:span><text:span text:style-name="T18">public static void main(String args[]) {</text:span></text:p>
      <text:p text:style-name="P97"><text:span text:style-name="T32"><text:s text:c="8"/></text:span><text:span text:style-name="T18">MiClase ob = new MiClase();</text:span></text:p>
      <text:p text:style-name="P97"><text:span text:style-name="T32"><text:s text:c="8"/></text:span><text:span text:style-name="T18">ob.setAlpha(-99);</text:span></text:p>
      <text:p text:style-name="P97"><text:span text:style-name="T32"><text:s text:c="8"/></text:span><text:span text:style-name="T18">System.out.println("ob.alpha is " + ob.getAlpha());</text:span></text:p>
      <text:p text:style-name="P97"><text:span text:style-name="T32"><text:s text:c="8"/></text:span><text:span text:style-name="T18">ob.beta = 88;</text:span></text:p>
      <text:p text:style-name="P97"><text:span text:style-name="T32"><text:s text:c="8"/></text:span><text:span text:style-name="T18">ob.gamma = 99;</text:span></text:p>
      <text:p text:style-name="P97"><text:span text:style-name="T32"><text:s text:c="4"/></text:span><text:span text:style-name="T18">}</text:span></text:p>
      <text:p text:style-name="P98">}</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58">MODIFICADOR</text:p>
          </table:table-cell>
          <table:table-cell table:style-name="Tabla1.A1" office:value-type="string">
            <text:p text:style-name="P58">CLASE</text:p>
          </table:table-cell>
          <table:table-cell table:style-name="Tabla1.A1" office:value-type="string">
            <text:p text:style-name="P58">PACKAGE</text:p>
          </table:table-cell>
          <table:table-cell table:style-name="Tabla1.A1" office:value-type="string">
            <text:p text:style-name="P58">SUBCLASE</text:p>
          </table:table-cell>
          <table:table-cell table:style-name="Tabla1.E1" office:value-type="string">
            <text:p text:style-name="P58">TODOS</text:p>
          </table:table-cell>
        </table:table-row>
        <table:table-row table:style-name="Tabla1.1">
          <table:table-cell table:style-name="Tabla1.A1" office:value-type="string">
            <text:p text:style-name="P57">public</text:p>
          </table:table-cell>
          <table:table-cell table:style-name="Tabla1.A1" office:value-type="string">
            <text:p text:style-name="P59">Sí</text:p>
          </table:table-cell>
          <table:table-cell table:style-name="Tabla1.A1" office:value-type="string">
            <text:p text:style-name="P59">Sí</text:p>
          </table:table-cell>
          <table:table-cell table:style-name="Tabla1.A1" office:value-type="string">
            <text:p text:style-name="P59">Sí</text:p>
          </table:table-cell>
          <table:table-cell table:style-name="Tabla1.E1" office:value-type="string">
            <text:p text:style-name="P59">Sí</text:p>
          </table:table-cell>
        </table:table-row>
        <table:table-row table:style-name="Tabla1.1">
          <table:table-cell table:style-name="Tabla1.A1" office:value-type="string">
            <text:p text:style-name="P57">protected</text:p>
          </table:table-cell>
          <table:table-cell table:style-name="Tabla1.A1" office:value-type="string">
            <text:p text:style-name="P59">Sí</text:p>
          </table:table-cell>
          <table:table-cell table:style-name="Tabla1.A1" office:value-type="string">
            <text:p text:style-name="P59">Sí</text:p>
          </table:table-cell>
          <table:table-cell table:style-name="Tabla1.A1" office:value-type="string">
            <text:p text:style-name="P59">Sí</text:p>
          </table:table-cell>
          <table:table-cell table:style-name="Tabla1.E1" office:value-type="string">
            <text:p text:style-name="P59">No</text:p>
          </table:table-cell>
        </table:table-row>
        <table:table-row table:style-name="Tabla1.1">
          <table:table-cell table:style-name="Tabla1.A1" office:value-type="string">
            <text:p text:style-name="P57">No especificado</text:p>
          </table:table-cell>
          <table:table-cell table:style-name="Tabla1.A1" office:value-type="string">
            <text:p text:style-name="P59">Sí</text:p>
          </table:table-cell>
          <table:table-cell table:style-name="Tabla1.A1" office:value-type="string">
            <text:p text:style-name="P59">Sí</text:p>
          </table:table-cell>
          <table:table-cell table:style-name="Tabla1.A1" office:value-type="string">
            <text:p text:style-name="P59"><text:span text:style-name="T38">Si/</text:span>No<text:span text:style-name="T38">(*)</text:span></text:p>
          </table:table-cell>
          <table:table-cell table:style-name="Tabla1.E1" office:value-type="string">
            <text:p text:style-name="P59">No</text:p>
          </table:table-cell>
        </table:table-row>
        <table:table-row table:style-name="Tabla1.1">
          <table:table-cell table:style-name="Tabla1.A1" office:value-type="string">
            <text:p text:style-name="P57">private</text:p>
          </table:table-cell>
          <table:table-cell table:style-name="Tabla1.A1" office:value-type="string">
            <text:p text:style-name="P59">Sí</text:p>
          </table:table-cell>
          <table:table-cell table:style-name="Tabla1.A1" office:value-type="string">
            <text:p text:style-name="P59">No</text:p>
          </table:table-cell>
          <table:table-cell table:style-name="Tabla1.A1" office:value-type="string">
            <text:p text:style-name="P59">No</text:p>
          </table:table-cell>
          <table:table-cell table:style-name="Tabla1.E1" office:value-type="string">
            <text:p text:style-name="P59">No</text:p>
          </table:table-cell>
        </table:table-row>
      </table:table>
      <text:p text:style-name="P9"><text:soft-page-break/></text:p>
      <text:p text:style-name="P10">Resumen:</text:p>
      <text:p text:style-name="P10">Control de acceso Los especificadores de acceso para variables de instancia y m´etodos son: private: Solo es accesible por miembros de la misma clase. </text:p>
      <text:p text:style-name="P10">public: Accesible por miembros de cualquier clase. </text:p>
      <text:p text:style-name="P10">protected: Está relacionado con la herencia. </text:p>
      <text:p text:style-name="P10">Por defecto: si no se indica nada los miembros son publicos <text:s/>dentro de su mismo paquete </text:p>
      <text:p text:style-name="P9"/>
      <text:list xml:id="list134160225776193" text:continue-numbering="true" text:style-name="WW8Num1">
        <text:list-item>
          <text:p text:style-name="P108">Pass Objects to Methods and returning objects</text:p>
        </text:list-item>
      </text:list>
      <text:p text:style-name="P40"/>
      <text:p text:style-name="P65">class Block {</text:p>
      <text:p text:style-name="P66"><text:span text:style-name="T32"><text:s text:c="4"/></text:span><text:span text:style-name="T29">int a, b, c;</text:span></text:p>
      <text:p text:style-name="P66"><text:span text:style-name="T32"><text:s text:c="4"/></text:span><text:span text:style-name="T29">int volume;</text:span></text:p>
      <text:p text:style-name="P65"/>
      <text:p text:style-name="P66"><text:span text:style-name="T32"><text:s text:c="4"/></text:span><text:span text:style-name="T29">Block(int a</text:span><text:span text:style-name="T30">1</text:span><text:span text:style-name="T29">, int b</text:span><text:span text:style-name="T30">1</text:span><text:span text:style-name="T29">, int c</text:span><text:span text:style-name="T30">1</text:span><text:span text:style-name="T29">) {</text:span></text:p>
      <text:p text:style-name="P66"><text:span text:style-name="T32"><text:s text:c="8"/></text:span><text:span text:style-name="T29">a=a</text:span><text:span text:style-name="T30">1</text:span><text:span text:style-name="T29">;</text:span></text:p>
      <text:p text:style-name="P66"><text:span text:style-name="T32"><text:s text:c="8"/></text:span><text:span text:style-name="T29">b=b</text:span><text:span text:style-name="T30">1</text:span><text:span text:style-name="T29">;</text:span></text:p>
      <text:p text:style-name="P66"><text:span text:style-name="T32"><text:s text:c="8"/></text:span><text:span text:style-name="T29">c=c</text:span><text:span text:style-name="T30">1</text:span><text:span text:style-name="T29">;</text:span></text:p>
      <text:p text:style-name="P66"><text:span text:style-name="T32"><text:s text:c="7"/></text:span><text:span text:style-name="T35"><text:s/></text:span><text:span text:style-name="T36">volume = a * b * c;</text:span></text:p>
      <text:p text:style-name="P66"><text:span text:style-name="T32"><text:s text:c="4"/></text:span><text:span text:style-name="T29">}</text:span></text:p>
      <text:p text:style-name="P66"><text:span text:style-name="T32"><text:s text:c="4"/></text:span><text:span text:style-name="T29">boolean sameBlock(Block ob) {</text:span></text:p>
      <text:p text:style-name="P66"><text:span text:style-name="T32"><text:s text:c="8"/></text:span><text:span text:style-name="T29">if ((ob.a == a) &amp; (ob.b == b) &amp; (ob.c == c)) {</text:span></text:p>
      <text:p text:style-name="P66"><text:span text:style-name="T32"><text:s text:c="12"/></text:span><text:span text:style-name="T29">return true;</text:span></text:p>
      <text:p text:style-name="P66"><text:span text:style-name="T32"><text:s text:c="8"/></text:span><text:span text:style-name="T29">} else {</text:span></text:p>
      <text:p text:style-name="P66"><text:span text:style-name="T32"><text:s text:c="12"/></text:span><text:span text:style-name="T29">return false;</text:span></text:p>
      <text:p text:style-name="P66"><text:span text:style-name="T32"><text:s text:c="8"/></text:span><text:span text:style-name="T29">}</text:span></text:p>
      <text:p text:style-name="P66"><text:span text:style-name="T32"><text:s text:c="4"/></text:span><text:span text:style-name="T29">}</text:span></text:p>
      <text:p text:style-name="P66"><text:span text:style-name="T32"><text:s text:c="4"/></text:span><text:span text:style-name="T29">boolean sameVolume(Block ob) {</text:span></text:p>
      <text:p text:style-name="P66"><text:span text:style-name="T32"><text:s text:c="8"/></text:span><text:span text:style-name="T29">if (ob.volume == volume) {</text:span></text:p>
      <text:p text:style-name="P66"><text:span text:style-name="T32"><text:s text:c="12"/></text:span><text:span text:style-name="T29">return true;</text:span></text:p>
      <text:p text:style-name="P66"><text:span text:style-name="T32"><text:s text:c="8"/></text:span><text:span text:style-name="T29">} else {</text:span></text:p>
      <text:p text:style-name="P66"><text:span text:style-name="T32"><text:s text:c="12"/></text:span><text:span text:style-name="T29">return false;</text:span></text:p>
      <text:p text:style-name="P66"><text:span text:style-name="T32"><text:s text:c="8"/></text:span><text:span text:style-name="T29">}</text:span></text:p>
      <text:p text:style-name="P66"><text:span text:style-name="T32"><text:s text:c="4"/></text:span><text:span text:style-name="T29">}</text:span></text:p>
      <text:p text:style-name="P67"><text:s text:c="4"/></text:p>
      <text:p text:style-name="P66"><text:span text:style-name="T32"><text:s text:c="3"/></text:span><text:span text:style-name="T35"><text:s/></text:span><text:span text:style-name="T36">Block </text:span><text:span text:style-name="T29">initializeBlock()</text:span></text:p>
      <text:p text:style-name="P66"><text:span text:style-name="T32"><text:s text:c="4"/></text:span><text:span text:style-name="T29">{</text:span></text:p>
      <text:p text:style-name="P66"><text:span text:style-name="T32"><text:s text:c="8"/></text:span><text:span text:style-name="T29">return</text:span><text:span text:style-name="T36"> new Block(0,0,0);</text:span></text:p>
      <text:p text:style-name="P66"><text:span text:style-name="T32"><text:s text:c="4"/></text:span><text:span text:style-name="T29">}</text:span></text:p>
      <text:p text:style-name="P65">}</text:p>
      <text:p text:style-name="P65"/>
      <text:p text:style-name="P65">class PassOb {</text:p>
      <text:p text:style-name="P66"><text:span text:style-name="T32"><text:s text:c="4"/></text:span><text:span text:style-name="T29">public static void main(String args[]) {</text:span></text:p>
      <text:p text:style-name="P66"><text:span text:style-name="T32"><text:s text:c="8"/></text:span><text:span text:style-name="T29">Block ob1 = new Block(10, 2, 5);</text:span></text:p>
      <text:p text:style-name="P66"><text:span text:style-name="T32"><text:s text:c="8"/></text:span><text:span text:style-name="T29">Block ob2 = new Block(10, 2, 5);</text:span></text:p>
      <text:p text:style-name="P66"><text:span text:style-name="T32"><text:s text:c="8"/></text:span><text:span text:style-name="T29">Block ob3 = new Block(4, 5, 5);</text:span></text:p>
      <text:p text:style-name="P66"><text:soft-page-break/><text:span text:style-name="T32"><text:s text:c="8"/></text:span><text:span text:style-name="T29">System.out.println("ob1 same dimensions as ob2: "</text:span></text:p>
      <text:p text:style-name="P66"><text:span text:style-name="T32"><text:s text:c="16"/></text:span><text:span text:style-name="T29">+ ob1.sameBlock(ob2));</text:span></text:p>
      <text:p text:style-name="P66"><text:span text:style-name="T32"><text:s text:c="8"/></text:span><text:span text:style-name="T29">System.out.println("ob1 same dimensions as ob3: "</text:span></text:p>
      <text:p text:style-name="P66"><text:span text:style-name="T32"><text:s text:c="16"/></text:span><text:span text:style-name="T29">+ ob1.sameBlock(ob3));</text:span></text:p>
      <text:p text:style-name="P66"><text:span text:style-name="T32"><text:s text:c="8"/></text:span><text:span text:style-name="T29">System.out.println("ob1 same volume as ob3: "</text:span></text:p>
      <text:p text:style-name="P66"><text:span text:style-name="T32"><text:s text:c="16"/></text:span><text:span text:style-name="T29">+ ob1.sameVolume(ob3));</text:span></text:p>
      <text:p text:style-name="P66"><text:span text:style-name="T32"><text:s text:c="8"/></text:span><text:span text:style-name="T29">ob3=ob3.initializeBlock();</text:span></text:p>
      <text:p text:style-name="P67"><text:s text:c="8"/></text:p>
      <text:p text:style-name="P66"><text:span text:style-name="T32"><text:s text:c="4"/></text:span><text:span text:style-name="T29">}</text:span></text:p>
      <text:p text:style-name="P65">}</text:p>
      <text:p text:style-name="P72"/>
      <text:p text:style-name="P74">Ejercicio 1 </text:p>
      <text:p text:style-name="P75"/>
      <text:p text:style-name="P23"><text:span text:style-name="T9">Crea una clase llamada </text:span><text:span text:style-name="T12">Vehículo:</text:span></text:p>
      <text:p text:style-name="P60"/>
      <text:list xml:id="list3532796274" text:style-name="WW8Num7">
        <text:list-item>
          <text:p text:style-name="P115"><text:span text:style-name="T9">Con los </text:span><text:span text:style-name="T3">atributos privados </text:span><text:span text:style-name="T12">numRuedas </text:span><text:span text:style-name="T9">(número de ruedas), </text:span><text:span text:style-name="T12">velMax </text:span><text:span text:style-name="T9">(velocidad máxima) y </text:span><text:span text:style-name="T12">peso</text:span><text:span text:style-name="T9">.</text:span></text:p>
        </text:list-item>
      </text:list>
      <text:p text:style-name="P62"/>
      <text:list xml:id="list134160995724439" text:continue-numbering="true" text:style-name="WW8Num7">
        <text:list-item>
          <text:p text:style-name="P115"><text:span text:style-name="T9">Implementa los </text:span><text:span text:style-name="T3">métodos </text:span><text:span text:style-name="T9">necesarios para acceder a estos atributos de manera </text:span><text:span text:style-name="T3">pública </text:span><text:span text:style-name="T9">(</text:span><text:span text:style-name="T12">getters </text:span><text:span text:style-name="T9">y </text:span><text:span text:style-name="T12">setters</text:span><text:span text:style-name="T9">).</text:span></text:p>
        </text:list-item>
      </text:list>
      <text:p text:style-name="P62"/>
      <text:list xml:id="list134160528626074" text:continue-numbering="true" text:style-name="WW8Num7">
        <text:list-item>
          <text:p text:style-name="P115"><text:span text:style-name="T9">La clase dispondrá de un </text:span><text:span text:style-name="T3">constructor </text:span><text:span text:style-name="T9">que necesitará como parámetros los valores iniciales para todos sus atributos.</text:span></text:p>
        </text:list-item>
      </text:list>
      <text:p text:style-name="P62"/>
      <text:list xml:id="list134159911058461" text:continue-numbering="true" text:style-name="WW8Num7">
        <text:list-item>
          <text:p text:style-name="P115"><text:span text:style-name="T9">Crea un </text:span><text:span text:style-name="T3">método </text:span><text:span text:style-name="T9">público </text:span><text:span text:style-name="T12">boolean esIgual(Vehiculo) </text:span><text:span text:style-name="T9">que sirva para comparar dos vehículos, de manera que devuelva true o false dependiendo de si son iguales o no (tienen todos sus atributos el mismo valor o no). El método recibirá como parámetro un objeto de la clase </text:span><text:span text:style-name="T12">Vehículo</text:span><text:span text:style-name="T9">.</text:span></text:p>
        </text:list-item>
      </text:list>
      <text:p text:style-name="P61"/>
      <text:list xml:id="list134161630935203" text:continue-numbering="true" text:style-name="WW8Num7">
        <text:list-item>
          <text:p text:style-name="P115"><text:span text:style-name="T9">Crea un </text:span><text:span text:style-name="T3">método </text:span><text:span text:style-name="T9">público void </text:span><text:span text:style-name="T12">copia(Vehiculo) </text:span><text:span text:style-name="T9">que copiará un vehículo en otro. El método recibirá como parámetro un objeto de la clase </text:span><text:span text:style-name="T12">Vehículo </text:span><text:span text:style-name="T15">del cual se copiarán sus valores</text:span><text:span text:style-name="T13">.</text:span></text:p>
        </text:list-item>
      </text:list>
      <text:p text:style-name="P60"/>
      <text:list xml:id="list134160428529495" text:continue-numbering="true" text:style-name="WW8Num7">
        <text:list-item>
          <text:p text:style-name="P115"><text:span text:style-name="T9">Crea una clase aparte con el método </text:span><text:span text:style-name="T12">main </text:span><text:span text:style-name="T9">para probar todas las funcionalidades de la clase </text:span><text:span text:style-name="T12">Vehículo</text:span><text:span text:style-name="T9">.</text:span></text:p>
        </text:list-item>
      </text:list>
      <text:p text:style-name="P16"/>
      <text:p text:style-name="P16"/>
      <text:p text:style-name="P18">Ejercicio 2</text:p>
      <text:p text:style-name="P16"/>
      <text:p text:style-name="P23"><text:span text:style-name="T9">Crea una clase llamada </text:span><text:span text:style-name="T12">Nombres</text:span><text:span text:style-name="T9">, capaz de gestionar una lista de nombres de un tamaño determinado:</text:span></text:p>
      <text:p text:style-name="P20"/>
      <text:p text:style-name="P23"><text:span text:style-name="T9">El </text:span><text:span text:style-name="T3">constructor </text:span><text:span text:style-name="T9">recibirá como parámetro el número máximo de nombres que albergará.</text:span></text:p>
      <text:p text:style-name="P16"/>
      <text:p text:style-name="P23"><text:span text:style-name="T9">Tendrá los siguientes </text:span><text:span text:style-name="T3">métodos</text:span><text:span text:style-name="T9">:</text:span></text:p>
      <text:p text:style-name="P23"><text:span text:style-name="T12">int anadir(String)</text:span><text:span text:style-name="T9">: Añade a la lista el nombre pasado como parámetro. Devuelve -1 si la lista está llena, 0 si se añade con éxito y 1 si ya existía el nombre (no admite repetidos).</text:span></text:p>
      <text:p text:style-name="P20"/>
      <text:p text:style-name="P23"><text:span text:style-name="T12">boolean eliminar(String)</text:span><text:span text:style-name="T9">: Elimina de la lista el nombre pasado como parámetro. Devuelve </text:span><text:span text:style-name="T12">true </text:span><text:span text:style-name="T9">en caso de éxito y </text:span><text:span text:style-name="T12">false </text:span><text:span text:style-name="T9">si no encuentra el nombre a eliminar.</text:span></text:p>
      <text:p text:style-name="P16"><text:soft-page-break/></text:p>
      <text:p text:style-name="P23"><text:span text:style-name="T12">void vaciar()</text:span><text:span text:style-name="T9">: Elimina todos los nombres de la lista.</text:span></text:p>
      <text:p text:style-name="P20"/>
      <text:p text:style-name="P23"><text:span text:style-name="T12">String mostrar(int)</text:span><text:span text:style-name="T9">: Devuelve el nombre que se encuentra en la posición pasada como parámetro (la primera es la posición 0).</text:span></text:p>
      <text:p text:style-name="P16"/>
      <text:p text:style-name="P23"><text:span text:style-name="T12">int numNombres()</text:span><text:span text:style-name="T9">: Devuelve el número de nombres que hay actualmente.</text:span></text:p>
      <text:p text:style-name="P16"/>
      <text:p text:style-name="P23"><text:span text:style-name="T12">int maxNombres()</text:span><text:span text:style-name="T9">: Devuelve el número máximo de nombres que puede albergar.</text:span></text:p>
      <text:p text:style-name="P16"/>
      <text:p text:style-name="P77"><text:span text:style-name="T7">boolean estaLlena()</text:span><text:span text:style-name="T6">: Devuelve </text:span><text:span text:style-name="T7">true </text:span><text:span text:style-name="T6">si la lista está llena y </text:span><text:span text:style-name="T7">false </text:span><text:span text:style-name="T6">en caso contrario.</text:span></text:p>
      <text:p text:style-name="P73"/>
      <text:p text:style-name="P72"/>
      <text:p text:style-name="P38"/>
      <text:p text:style-name="P13"/>
      <text:list xml:id="list134160425453646" text:continue-list="list134160225776193" text:style-name="WW8Num1">
        <text:list-item>
          <text:p text:style-name="P107">Method Overloading</text:p>
        </text:list-item>
      </text:list>
      <text:p text:style-name="P40"/>
      <text:p text:style-name="P29"><text:bookmark text:name="tw-target-text2"/>En Java, dos o más métodos dentro de la misma clase pueden compartir el mismo nombre, siempre y cuando sus declaraciones de parámetros sean diferentes. Cuando este es el caso, se dice que los <text:span text:style-name="T34">métodos están sobrecargados</text:span>, y el proceso se denomina sobrecarga de métodos. La sobrecarga de métodos es una de las formas en que Java <text:span text:style-name="T34">implementa el polimorfismo.</text:span></text:p>
      <text:p text:style-name="P37"/>
      <text:p text:style-name="P37"/>
      <text:p text:style-name="P65">class Overload {</text:p>
      <text:p text:style-name="P66"><text:span text:style-name="T32"><text:s text:c="4"/></text:span><text:span text:style-name="T29">void ovlDemo() {</text:span></text:p>
      <text:p text:style-name="P66"><text:span text:style-name="T32"><text:s text:c="8"/></text:span><text:span text:style-name="T29">System.out.println("No parameters");</text:span></text:p>
      <text:p text:style-name="P66"><text:span text:style-name="T32"><text:s text:c="4"/></text:span><text:span text:style-name="T29">}</text:span></text:p>
      <text:p text:style-name="P66"><text:span text:style-name="T32"><text:s text:c="4"/></text:span><text:span text:style-name="T29">void ovlDemo(int a) {</text:span></text:p>
      <text:p text:style-name="P66"><text:span text:style-name="T32"><text:s text:c="8"/></text:span><text:span text:style-name="T29">System.out.println("One parameter: " + a);</text:span></text:p>
      <text:p text:style-name="P66"><text:span text:style-name="T32"><text:s text:c="4"/></text:span><text:span text:style-name="T29">}</text:span></text:p>
      <text:p text:style-name="P66"><text:span text:style-name="T32"><text:s text:c="4"/></text:span><text:span text:style-name="T29">int ovlDemo(int a, int b) {</text:span></text:p>
      <text:p text:style-name="P66"><text:span text:style-name="T32"><text:s text:c="8"/></text:span><text:span text:style-name="T29">System.out.println("Two parameters: " + a + " " + b);</text:span></text:p>
      <text:p text:style-name="P66"><text:span text:style-name="T32"><text:s text:c="8"/></text:span><text:span text:style-name="T29">return a + b;</text:span></text:p>
      <text:p text:style-name="P66"><text:span text:style-name="T32"><text:s text:c="4"/></text:span><text:span text:style-name="T29">}</text:span></text:p>
      <text:p text:style-name="P66"><text:span text:style-name="T32"><text:s text:c="4"/></text:span><text:span text:style-name="T29">double ovlDemo(double a, double b) {</text:span></text:p>
      <text:p text:style-name="P66"><text:span text:style-name="T32"><text:s text:c="8"/></text:span><text:span text:style-name="T29">System.out.println("Two double parameters: " + a + " " + b);</text:span></text:p>
      <text:p text:style-name="P66"><text:span text:style-name="T32"><text:s text:c="8"/></text:span><text:span text:style-name="T29">return a + b;</text:span></text:p>
      <text:p text:style-name="P66"><text:span text:style-name="T32"><text:s text:c="4"/></text:span><text:span text:style-name="T29">}</text:span></text:p>
      <text:p text:style-name="P65">}</text:p>
      <text:p text:style-name="P65"/>
      <text:p text:style-name="P65">public class OverloadDemo {</text:p>
      <text:p text:style-name="P65"/>
      <text:p text:style-name="P66"><text:span text:style-name="T32"><text:s text:c="4"/></text:span><text:span text:style-name="T29">public static void main(String args[]) {</text:span></text:p>
      <text:p text:style-name="P66"><text:span text:style-name="T32"><text:s text:c="8"/></text:span><text:span text:style-name="T29">Overload ob = new Overload();</text:span></text:p>
      <text:p text:style-name="P66"><text:span text:style-name="T32"><text:s text:c="8"/></text:span><text:span text:style-name="T29">int resI;</text:span></text:p>
      <text:p text:style-name="P66"><text:span text:style-name="T32"><text:s text:c="8"/></text:span><text:span text:style-name="T29">double resD;</text:span></text:p>
      <text:p text:style-name="P66"><text:soft-page-break/><text:span text:style-name="T32"><text:s text:c="8"/></text:span><text:span text:style-name="T29">ob.ovlDemo();</text:span></text:p>
      <text:p text:style-name="P66"><text:span text:style-name="T32"><text:s text:c="8"/></text:span><text:span text:style-name="T29">System.out.println();</text:span></text:p>
      <text:p text:style-name="P66"><text:span text:style-name="T32"><text:s text:c="8"/></text:span><text:span text:style-name="T29">ob.ovlDemo(2);</text:span></text:p>
      <text:p text:style-name="P66"><text:span text:style-name="T32"><text:s text:c="8"/></text:span><text:span text:style-name="T29">System.out.println();</text:span></text:p>
      <text:p text:style-name="P66"><text:span text:style-name="T32"><text:s text:c="8"/></text:span><text:span text:style-name="T29">resI = ob.ovlDemo(4, 6);</text:span></text:p>
      <text:p text:style-name="P66"><text:span text:style-name="T32"><text:s text:c="8"/></text:span><text:span text:style-name="T29">System.out.println("Result of ob.ovlDemo(4, 6): " + resI);</text:span></text:p>
      <text:p text:style-name="P66"><text:span text:style-name="T32"><text:s text:c="8"/></text:span><text:span text:style-name="T29">System.out.println();</text:span></text:p>
      <text:p text:style-name="P66"><text:span text:style-name="T32"><text:s text:c="8"/></text:span><text:span text:style-name="T29">resD = ob.ovlDemo(1.1, 2.32);</text:span></text:p>
      <text:p text:style-name="P66"><text:span text:style-name="T32"><text:s text:c="8"/></text:span><text:span text:style-name="T29">System.out.println("Result of ob.ovlDemo(1.1, 2.32): " + resD);</text:span></text:p>
      <text:p text:style-name="P66"><text:span text:style-name="T32"><text:s text:c="4"/></text:span><text:span text:style-name="T29">}</text:span></text:p>
      <text:p text:style-name="P65">}</text:p>
      <text:p text:style-name="P72"/>
      <text:p text:style-name="P13"/>
      <text:p text:style-name="P13"/>
      <text:p text:style-name="P13"/>
      <text:p text:style-name="P13"/>
      <text:p text:style-name="P13"/>
      <text:p text:style-name="P13"/>
      <text:p text:style-name="P46">Overloading Constructors</text:p>
      <text:p text:style-name="P47"/>
      <text:p text:style-name="P103">class OverConstructor {</text:p>
      <text:p text:style-name="P104"><text:span text:style-name="T32"><text:s text:c="4"/></text:span><text:span text:style-name="T29">int x;</text:span></text:p>
      <text:p text:style-name="P104"><text:span text:style-name="T32"><text:s text:c="3"/></text:span><text:span text:style-name="T29">OverConstructor() {</text:span></text:p>
      <text:p text:style-name="P104"><text:span text:style-name="T32"><text:s text:c="8"/></text:span><text:span text:style-name="T29">System.out.println("Inside MyClass().");</text:span></text:p>
      <text:p text:style-name="P104"><text:span text:style-name="T32"><text:s text:c="8"/></text:span><text:span text:style-name="T29">x = 0;</text:span></text:p>
      <text:p text:style-name="P104"><text:span text:style-name="T32"><text:s text:c="4"/></text:span><text:span text:style-name="T29">}</text:span></text:p>
      <text:p text:style-name="P104"><text:span text:style-name="T32"><text:s text:c="4"/></text:span><text:span text:style-name="T29">OverConstructor(int i) {</text:span></text:p>
      <text:p text:style-name="P104"><text:span text:style-name="T32"><text:s text:c="8"/></text:span><text:span text:style-name="T29">System.out.println("Inside MyClass(int).");</text:span></text:p>
      <text:p text:style-name="P104"><text:span text:style-name="T32"><text:s text:c="8"/></text:span><text:span text:style-name="T29">x = i;</text:span></text:p>
      <text:p text:style-name="P104"><text:span text:style-name="T32"><text:s text:c="4"/></text:span><text:span text:style-name="T29">}</text:span></text:p>
      <text:p text:style-name="P104"><text:span text:style-name="T32"><text:s text:c="4"/></text:span><text:span text:style-name="T29">OverConstructor(double d) {</text:span></text:p>
      <text:p text:style-name="P104"><text:span text:style-name="T32"><text:s text:c="8"/></text:span><text:span text:style-name="T29">System.out.println("Inside MyClass(double).");</text:span></text:p>
      <text:p text:style-name="P104"><text:span text:style-name="T32"><text:s text:c="8"/></text:span><text:span text:style-name="T29">x = (int) d;</text:span></text:p>
      <text:p text:style-name="P104"><text:span text:style-name="T32"><text:s text:c="4"/></text:span><text:span text:style-name="T29">}</text:span></text:p>
      <text:p text:style-name="P104"><text:span text:style-name="T32"><text:s text:c="4"/></text:span><text:span text:style-name="T29">OverConstructor(int i, int j) {</text:span></text:p>
      <text:p text:style-name="P104"><text:span text:style-name="T32"><text:s text:c="8"/></text:span><text:span text:style-name="T29">System.out.println("Inside MyClass(int, int).");</text:span></text:p>
      <text:p text:style-name="P104"><text:span text:style-name="T32"><text:s text:c="8"/></text:span><text:span text:style-name="T29">x = i * j;</text:span></text:p>
      <text:p text:style-name="P104"><text:span text:style-name="T32"><text:s text:c="4"/></text:span><text:span text:style-name="T29">}</text:span></text:p>
      <text:p text:style-name="P103">}</text:p>
      <text:p text:style-name="P72"/>
      <text:p text:style-name="P72"/>
      <text:p text:style-name="P13"/>
      <text:list xml:id="list134161391633283" text:continue-numbering="true" text:style-name="WW8Num1">
        <text:list-item>
          <text:p text:style-name="P107">Understanding static</text:p>
        </text:list-item>
      </text:list>
      <text:p text:style-name="P40"/>
      <text:p text:style-name="P29"><text:bookmark text:name="tw-target-text3"/>Habrá ocasiones en las que querrá definir un miembro de la clase que se utilizará <text:span text:style-name="T34">independientemente de cualquier objeto de esa clase.</text:span> Normalmente, se debe acceder a un miembro <text:soft-page-break/>de la clase a través de un objeto de su clase, pero es posible crear un miembro que se pueda usar solo, <text:span text:style-name="T34">sin hacer referencia a una instancia específica.</text:span> Para crear dicho miembro, preceda su declaración con la palabra <text:span text:style-name="T34">clave static</text:span>. Cuando un miembro se declara estático, se puede acceder a él <text:span text:style-name="T34">antes de que se cree cualquier objeto de su clase y sin hacer referencia a ningún objeto</text:span>. Puedes declarar que tanto los métodos como las variables son estáticos. El ejemplo más común de un miembro estático es main (). main () se declara como estático porque debe ser llamado por la JVM cuando comienza su programa. Fuera de la clase, para usar un miembro estático, solo necesita <text:span text:style-name="T34">especificar el nombre de su clase seguido del operador punto.</text:span> Ningún objeto necesita ser creado.</text:p>
      <text:p text:style-name="P37"/>
      <text:p text:style-name="P37"/>
      <text:p text:style-name="P29"><text:bookmark text:name="tw-target-text4"/>Las variables declaradas como estáticas son, esencialmente,<text:span text:style-name="T34"> variables globales</text:span>. Cuando se declara un objeto,<text:span text:style-name="T34"> no se realiza ninguna copia de una variable estática</text:span>. En su lugar, todas las instancias de la clase comparten la misma variable estática.</text:p>
      <text:p text:style-name="P37"/>
      <text:p text:style-name="P37"/>
      <text:p text:style-name="P38">class StaticDemo {</text:p>
      <text:p text:style-name="P39"><text:span text:style-name="T32"><text:s text:c="4"/></text:span><text:span text:style-name="T29">int x; // a normal instance variable</text:span></text:p>
      <text:p text:style-name="P39"><text:span text:style-name="T32"><text:s text:c="4"/></text:span><text:span text:style-name="T29">static int y; // a static variable</text:span></text:p>
      <text:p text:style-name="P39"><text:span text:style-name="T32"><text:s text:c="4"/></text:span><text:span text:style-name="T29">int sum() {</text:span></text:p>
      <text:p text:style-name="P39"><text:span text:style-name="T32"><text:s text:c="8"/></text:span><text:span text:style-name="T29">return x + y;</text:span></text:p>
      <text:p text:style-name="P39"><text:span text:style-name="T32"><text:s text:c="4"/></text:span><text:span text:style-name="T29">}</text:span></text:p>
      <text:p text:style-name="P38">}</text:p>
      <text:p text:style-name="P38"/>
      <text:p text:style-name="P38"/>
      <text:p text:style-name="P38">class SDemo {</text:p>
      <text:p text:style-name="P39"><text:span text:style-name="T32"><text:s text:c="4"/></text:span><text:span text:style-name="T29">public static void main(String args[]) {</text:span></text:p>
      <text:p text:style-name="P39"><text:span text:style-name="T32"><text:s text:c="8"/></text:span><text:span text:style-name="T29">StaticDemo ob1 = new StaticDemo();</text:span></text:p>
      <text:p text:style-name="P39"><text:span text:style-name="T32"><text:s text:c="8"/></text:span><text:span text:style-name="T29">StaticDemo ob2 = new StaticDemo();</text:span></text:p>
      <text:p text:style-name="P38">// Each object has its own copy of an instance variable.</text:p>
      <text:p text:style-name="P39"><text:span text:style-name="T32"><text:s text:c="8"/></text:span><text:span text:style-name="T29">ob1.x = 10;</text:span></text:p>
      <text:p text:style-name="P39"><text:span text:style-name="T32"><text:s text:c="8"/></text:span><text:span text:style-name="T29">ob2.x = 20;</text:span></text:p>
      <text:p text:style-name="P39"><text:span text:style-name="T32"><text:s text:c="8"/></text:span><text:span text:style-name="T29">System.out.println("Of course, ob1.x and ob2.x " + "are independent.");</text:span></text:p>
      <text:p text:style-name="P39"><text:span text:style-name="T32"><text:s text:c="8"/></text:span><text:span text:style-name="T29">System.out.println("ob1.x: " + ob1.x + "\nob2.x: " + ob2.x);</text:span></text:p>
      <text:p text:style-name="P39"><text:span text:style-name="T32"><text:s text:c="8"/></text:span><text:span text:style-name="T29">System.out.println();</text:span></text:p>
      <text:p text:style-name="P38">// Each object shares one copy of a static variable.</text:p>
      <text:p text:style-name="P39"><text:span text:style-name="T32"><text:s text:c="8"/></text:span><text:span text:style-name="T29">System.out.println("The static variable y is shared.");</text:span></text:p>
      <text:p text:style-name="P39"><text:span text:style-name="T32"><text:s text:c="8"/></text:span><text:span text:style-name="T29">StaticDemo.y = 19;</text:span></text:p>
      <text:p text:style-name="P39"><text:span text:style-name="T32"><text:s text:c="8"/></text:span><text:span text:style-name="T29">System.out.println("Set StaticDemo.y to 19.");</text:span></text:p>
      <text:p text:style-name="P39"><text:span text:style-name="T32"><text:s text:c="8"/></text:span><text:span text:style-name="T29">System.out.println("ob1.sum(): " + ob1.sum());</text:span></text:p>
      <text:p text:style-name="P39"><text:span text:style-name="T32"><text:s text:c="8"/></text:span><text:span text:style-name="T29">System.out.println("ob2.sum(): " + ob2.sum());</text:span></text:p>
      <text:p text:style-name="P39"><text:span text:style-name="T32"><text:s text:c="8"/></text:span><text:span text:style-name="T29">System.out.println();</text:span></text:p>
      <text:p text:style-name="P39"><text:span text:style-name="T32"><text:s text:c="8"/></text:span><text:span text:style-name="T29">StaticDemo.y = 100;</text:span></text:p>
      <text:p text:style-name="P39"><text:span text:style-name="T32"><text:s text:c="8"/></text:span><text:span text:style-name="T29">System.out.println("Change StaticDemo.y to 100");</text:span></text:p>
      <text:p text:style-name="P39"><text:span text:style-name="T32"><text:s text:c="8"/></text:span><text:span text:style-name="T29">System.out.println("ob1.sum(): " + ob1.sum());</text:span></text:p>
      <text:p text:style-name="P39"><text:soft-page-break/><text:span text:style-name="T32"><text:s text:c="8"/></text:span><text:span text:style-name="T29">System.out.println("ob2.sum(): " + ob2.sum());</text:span></text:p>
      <text:p text:style-name="P39"><text:span text:style-name="T32"><text:s text:c="8"/></text:span><text:span text:style-name="T29">System.out.println();</text:span></text:p>
      <text:p text:style-name="P39"><text:span text:style-name="T32"><text:s text:c="4"/></text:span><text:span text:style-name="T29">}</text:span></text:p>
      <text:p text:style-name="P38">}</text:p>
      <text:p text:style-name="P72"/>
      <text:p text:style-name="P72"/>
      <text:p text:style-name="P74">Ejercicio 3</text:p>
      <text:p text:style-name="P72"/>
      <text:p text:style-name="P23"><text:span text:style-name="T9">Crea una clase llamada </text:span><text:span text:style-name="T12">Empleado</text:span><text:span text:style-name="T9">:</text:span></text:p>
      <text:p text:style-name="P20"/>
      <text:p text:style-name="P23"><text:span text:style-name="T9">Con los </text:span><text:span text:style-name="T3">atributos privados </text:span><text:span text:style-name="T12">nombre</text:span><text:span text:style-name="T9">, y </text:span><text:span text:style-name="T12">teléfono</text:span><text:span text:style-name="T9">.</text:span></text:p>
      <text:p text:style-name="P20"/>
      <text:p text:style-name="P23"><text:span text:style-name="T9">Implementa los </text:span><text:span text:style-name="T3">métodos </text:span><text:span text:style-name="T9">necesarios para acceder a estos dos atributos de manera </text:span><text:span text:style-name="T3">pública </text:span><text:span text:style-name="T9">(</text:span><text:span text:style-name="T12">getters </text:span><text:span text:style-name="T9">y </text:span><text:span text:style-name="T12">setters</text:span><text:span text:style-name="T9">).</text:span></text:p>
      <text:p text:style-name="P16"/>
      <text:p text:style-name="P23"><text:span text:style-name="T9">Añade el </text:span><text:span text:style-name="T3">atributo estático y privado </text:span><text:span text:style-name="T12">numEmpleados</text:span><text:span text:style-name="T9">. Este atributo almacenará el número de instancias que se han creado de la clase </text:span><text:span text:style-name="T12">Empleado</text:span><text:span text:style-name="T9">.</text:span></text:p>
      <text:p text:style-name="P16"/>
      <text:p text:style-name="P23"><text:span text:style-name="T9">Implementa un </text:span><text:span text:style-name="T3">método público </text:span><text:span text:style-name="T9">para conocer el valor de </text:span><text:span text:style-name="T12">numEmpleados</text:span><text:span text:style-name="T9">.</text:span></text:p>
      <text:p text:style-name="P16"/>
      <text:p text:style-name="P23"><text:span text:style-name="T9">Crea una clase aparte con el método </text:span><text:span text:style-name="T12">main </text:span><text:span text:style-name="T9">para probar todas las funcionalidades de la clase </text:span><text:span text:style-name="T12">Empleado</text:span><text:span text:style-name="T9">.</text:span></text:p>
      <text:p text:style-name="P16"/>
      <text:p text:style-name="P74">Ejercicio 4</text:p>
      <text:p text:style-name="P7"/>
      <text:p text:style-name="P23"><text:span text:style-name="T9">Crea una clase llamada </text:span><text:span text:style-name="T12">MiString</text:span><text:span text:style-name="T9">, sin atributos y con los siguientes </text:span><text:span text:style-name="T3">métodos públicos y estáticos</text:span><text:span text:style-name="T9">:</text:span></text:p>
      <text:p text:style-name="P20"/>
      <text:p text:style-name="P23"><text:span text:style-name="T12">String alReves(String)</text:span><text:span text:style-name="T9">: Devuelve la cadena pasada como parámetro pero al revés.</text:span></text:p>
      <text:p text:style-name="P16"/>
      <text:p text:style-name="P23"><text:span text:style-name="T12">String limpiaCaracteres(String, String)</text:span><text:span text:style-name="T9">: Devuelve la cadena pasada como primer parámetro pero eliminando los caracteres pasados en la cadena como segundo parámetro.</text:span></text:p>
      <text:p text:style-name="P16"/>
      <text:p text:style-name="P23"><text:span text:style-name="T12">String quitaTildes(String)</text:span><text:span text:style-name="T9">: Devuelve la cadena pasada como parámetro pero sin tildes.</text:span></text:p>
      <text:p text:style-name="P16"/>
      <text:p text:style-name="P23"><text:span text:style-name="T12">boolean esPalindromo(String)</text:span><text:span text:style-name="T9">: Devuelve </text:span><text:span text:style-name="T12">true </text:span><text:span text:style-name="T9">o </text:span><text:span text:style-name="T12">false</text:span><text:span text:style-name="T9">, dependiendo de si es o no palíndromo la frase pasada como parámetro.</text:span></text:p>
      <text:p text:style-name="P16"/>
      <text:p text:style-name="P23"><text:span text:style-name="T12">boolean esNumero(String)</text:span><text:span text:style-name="T9">: Devuelve </text:span><text:span text:style-name="T12">true </text:span><text:span text:style-name="T9">o </text:span><text:span text:style-name="T12">false</text:span><text:span text:style-name="T9">, dependiendo de si la cadena pasada como parámetro es un número o no.</text:span></text:p>
      <text:p text:style-name="P16"/>
      <text:p text:style-name="P23"><text:span text:style-name="T9">Crea una clase aparte con el método </text:span><text:span text:style-name="T12">main </text:span><text:span text:style-name="T9">para probar todas las funcionalidades de la clase </text:span><text:span text:style-name="T12">MiString</text:span><text:span text:style-name="T9">.</text:span></text:p>
      <text:p text:style-name="P16"/>
      <text:p text:style-name="P16"/>
      <text:p text:style-name="P16"/>
      <text:p text:style-name="P19">Ejercicio 5</text:p>
      <text:p text:style-name="P24"/>
      <text:p text:style-name="P23"><text:span text:style-name="T9">Crea una clase llamada </text:span><text:span text:style-name="T12">MiString</text:span><text:span text:style-name="T9">, sin atributos y con los siguientes </text:span><text:span text:style-name="T3">métodos públicos y estáticos</text:span><text:span text:style-name="T9">:</text:span></text:p>
      <text:p text:style-name="P20"><text:soft-page-break/></text:p>
      <text:p text:style-name="P23"><text:span text:style-name="T12">String alReves(String)</text:span><text:span text:style-name="T9">: Devuelve la cadena pasada como parámetro pero al revés.</text:span></text:p>
      <text:p text:style-name="P23"><text:span text:style-name="T12">String limpiaCaracteres(String, String)</text:span><text:span text:style-name="T9">: Devuelve la cadena pasada como primer parámetro pero eliminando los caracteres pasados en la cadena como segundo parámetro.</text:span></text:p>
      <text:p text:style-name="P21"/>
      <text:p text:style-name="P23"><text:span text:style-name="T12">String quitaTildes(String)</text:span><text:span text:style-name="T9">: Devuelve la cadena pasada como parámetro pero sin tildes.</text:span></text:p>
      <text:p text:style-name="P21"/>
      <text:p text:style-name="P23"><text:span text:style-name="T12">boolean esPalindromo(String)</text:span><text:span text:style-name="T9">: Devuelve </text:span><text:span text:style-name="T12">true </text:span><text:span text:style-name="T9">o </text:span><text:span text:style-name="T12">false</text:span><text:span text:style-name="T9">, dependiendo de si es o no palíndromo la frase pasada como parámetro.</text:span></text:p>
      <text:p text:style-name="P16"/>
      <text:p text:style-name="P23"><text:span text:style-name="T12">boolean esNumero(String)</text:span><text:span text:style-name="T9">: Devuelve </text:span><text:span text:style-name="T12">true </text:span><text:span text:style-name="T9">o </text:span><text:span text:style-name="T12">false</text:span><text:span text:style-name="T9">, dependiendo de si la cadena pasada como parámetro es un número o no.</text:span></text:p>
      <text:p text:style-name="P16"/>
      <text:p text:style-name="P23"><text:span text:style-name="T9">Crea una clase aparte con el método </text:span><text:span text:style-name="T12">main </text:span><text:span text:style-name="T9">para probar todas las funcionalidades de la clase </text:span><text:span text:style-name="T12">MiString</text:span><text:span text:style-name="T9">.</text:span></text:p>
      <text:p text:style-name="P16"/>
      <text:list xml:id="list134161360416033" text:continue-numbering="true" text:style-name="WW8Num1">
        <text:list-item>
          <text:p text:style-name="P114">Recursion o recursividad</text:p>
        </text:list-item>
      </text:list>
      <text:p text:style-name="P45"><text:bookmark text:name="tw-target-text5"/>En Java, <text:span text:style-name="T37">un método puede llamarse a sí mismo.</text:span> Este proceso se llama recursión, y se dice que un método que se llama a sí mismo es recursivo.</text:p>
      <text:p text:style-name="P43"/>
      <text:p text:style-name="P44"/>
      <text:p text:style-name="P63">class Factorial {</text:p>
      <text:p text:style-name="P63">// This is a recursive function.</text:p>
      <text:p text:style-name="P64"><text:span text:style-name="T32"><text:s text:c="4"/></text:span><text:span text:style-name="T33">int factR(int n) {</text:span></text:p>
      <text:p text:style-name="P64"><text:span text:style-name="T32"><text:s text:c="8"/></text:span><text:span text:style-name="T33">int result;</text:span></text:p>
      <text:p text:style-name="P64"><text:span text:style-name="T32"><text:s text:c="8"/></text:span><text:span text:style-name="T33">if (n == 1) {</text:span></text:p>
      <text:p text:style-name="P64"><text:span text:style-name="T32"><text:s text:c="12"/></text:span><text:span text:style-name="T33">return 1;</text:span></text:p>
      <text:p text:style-name="P64"><text:span text:style-name="T32"><text:s text:c="8"/></text:span><text:span text:style-name="T33">}</text:span></text:p>
      <text:p text:style-name="P64"><text:span text:style-name="T32"><text:s text:c="8"/></text:span><text:span text:style-name="T33">result = factR(n - 1) * n;</text:span></text:p>
      <text:p text:style-name="P64"><text:span text:style-name="T32"><text:s text:c="8"/></text:span><text:span text:style-name="T33">return result;</text:span></text:p>
      <text:p text:style-name="P64"><text:span text:style-name="T32"><text:s text:c="4"/></text:span><text:span text:style-name="T33">}</text:span></text:p>
      <text:p text:style-name="P63">// This is an iterative equivalent.</text:p>
      <text:p text:style-name="P64"><text:span text:style-name="T32"><text:s text:c="4"/></text:span><text:span text:style-name="T33">int factI(int n) {</text:span></text:p>
      <text:p text:style-name="P64"><text:span text:style-name="T32"><text:s text:c="8"/></text:span><text:span text:style-name="T33">int t, result;</text:span></text:p>
      <text:p text:style-name="P64"><text:span text:style-name="T32"><text:s text:c="8"/></text:span><text:span text:style-name="T33">result = 1;</text:span></text:p>
      <text:p text:style-name="P64"><text:span text:style-name="T32"><text:s text:c="8"/></text:span><text:span text:style-name="T33">for (t = 1; t &lt;= n; t++) {</text:span></text:p>
      <text:p text:style-name="P64"><text:span text:style-name="T32"><text:s text:c="12"/></text:span><text:span text:style-name="T33">result *= t;</text:span></text:p>
      <text:p text:style-name="P64"><text:span text:style-name="T32"><text:s text:c="8"/></text:span><text:span text:style-name="T33">}</text:span></text:p>
      <text:p text:style-name="P64"><text:span text:style-name="T32"><text:s text:c="8"/></text:span><text:span text:style-name="T33">return result;</text:span></text:p>
      <text:p text:style-name="P64"><text:span text:style-name="T32"><text:s text:c="4"/></text:span><text:span text:style-name="T33">}</text:span></text:p>
      <text:p text:style-name="P63">}</text:p>
      <text:p text:style-name="P63"/>
      <text:p text:style-name="P63">class Recursion {</text:p>
      <text:p text:style-name="P63"/>
      <text:p text:style-name="P64"><text:span text:style-name="T32"><text:s text:c="4"/></text:span><text:span text:style-name="T33">public static void main(String args[]) {</text:span></text:p>
      <text:p text:style-name="P64"><text:span text:style-name="T32"><text:s text:c="8"/></text:span><text:span text:style-name="T33">Factorial f = new Factorial();</text:span></text:p>
      <text:p text:style-name="P64"><text:soft-page-break/><text:span text:style-name="T32"><text:s text:c="8"/></text:span><text:span text:style-name="T33">System.out.println("Factorials using recursive method.");</text:span></text:p>
      <text:p text:style-name="P64"><text:span text:style-name="T32"><text:s text:c="8"/></text:span><text:span text:style-name="T33">System.out.println("Factorial of 3 is " + f.factR(3));</text:span></text:p>
      <text:p text:style-name="P64"><text:span text:style-name="T32"><text:s text:c="8"/></text:span><text:span text:style-name="T33">System.out.println("Factorial of 4 is " + f.factR(4));</text:span></text:p>
      <text:p text:style-name="P64"><text:span text:style-name="T32"><text:s text:c="8"/></text:span><text:span text:style-name="T33">System.out.println("Factorial of 5 is " + f.factR(5));</text:span></text:p>
      <text:p text:style-name="P64"><text:span text:style-name="T32"><text:s text:c="8"/></text:span><text:span text:style-name="T33">System.out.println();</text:span></text:p>
      <text:p text:style-name="P64"><text:span text:style-name="T32"><text:s text:c="8"/></text:span><text:span text:style-name="T33">System.out.println("Factorials using iterative method.");</text:span></text:p>
      <text:p text:style-name="P64"><text:span text:style-name="T32"><text:s text:c="8"/></text:span><text:span text:style-name="T33">System.out.println("Factorial of 3 is " + f.factI(3));</text:span></text:p>
      <text:p text:style-name="P64"><text:span text:style-name="T32"><text:s text:c="8"/></text:span><text:span text:style-name="T33">System.out.println("Factorial of 4 is " + f.factI(4));</text:span></text:p>
      <text:p text:style-name="P64"><text:span text:style-name="T32"><text:s text:c="8"/></text:span><text:span text:style-name="T33">System.out.println("Factorial of 5 is " + f.factI(5));</text:span></text:p>
      <text:p text:style-name="P64"><text:span text:style-name="T32"><text:s text:c="4"/></text:span><text:span text:style-name="T33">}</text:span></text:p>
      <text:p text:style-name="P63">}</text:p>
      <text:p text:style-name="P16"/>
      <text:p text:style-name="P16"/>
      <text:p text:style-name="P25"><text:span text:style-name="Source_20_Text">private Image imagen=ImageIO.read(new File(StringDeLaRutaUbicacionArchivo));</text:span></text:p>
      <text:p text:style-name="P17">recordatorio:</text:p>
      <text:p text:style-name="P17">Paso de argumentos El paso de tipos simples a los métodos es siempre por valor. </text:p>
      <text:p text:style-name="P17">Los objetos se pasan siempre por referenci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LiberationSans" svg:font-family="LiberationSans"/>
    <style:font-face style:name="LiberationSans-Bold" svg:font-family="LiberationSans-Bold"/>
    <style:font-face style:name="LiberationSans-Italic" svg:font-family="LiberationSans-Italic"/>
    <style:font-face style:name="Lohit Devanagari1" svg:font-family="'Lohit Devanagari'"/>
    <style:font-face style:name="OpenSymbol" svg:font-family="OpenSymbol, 'MS Mincho'"/>
    <style:font-face style:name="inherit" svg:font-family="inherit"/>
    <style:font-face style:name="Courier New1" svg:font-family="'Courier New'" style:font-family-generic="modern"/>
    <style:font-face style:name="Courier Std" svg:font-family="'Courier Std', 'Courier Std'" style:font-family-generic="roman"/>
    <style:font-face style:name="Times LT Std" svg:font-family="'Times LT Std', 'Times LT Std'" style:font-family-generic="roman"/>
    <style:font-face style:name="Futura Std Medium" svg:font-family="'Futura Std Medium', 'Futura Std Medium'" style:font-family-generic="swiss"/>
    <style:font-face style:name="ITC Franklin Gothic Std Book" svg:font-family="'ITC Franklin Gothic Std Book', 'ITC Franklin Gothic Std 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cm" style:writing-mode="lr-tb"/>
      <style:text-properties style:use-window-font-color="true" loext:opacity="0%" style:font-name="Liberation Serif" fo:font-size="12pt" fo:language="es" fo:country="E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paragraph-properties fo:orphans="2" fo:widows="2" style:text-autospace="none"/>
      <style:text-properties fo:color="#000000" loext:opacity="100%" style:font-name="ITC Franklin Gothic Std Book" fo:font-family="'ITC Franklin Gothic Std Book', 'ITC Franklin Gothic Std Book'" style:font-family-generic="swiss" fo:font-size="12pt" style:font-name-asian="Calibri" style:font-family-asian="Calibri" style:font-family-generic-asian="swiss" style:font-pitch-asian="variable" style:font-size-asian="12pt" style:font-name-complex="ITC Franklin Gothic Std Book" style:font-family-complex="'ITC Franklin Gothic Std Book', 'ITC Franklin Gothic Std Book'" style:font-family-generic-complex="swiss" style:font-size-complex="12pt" style:language-complex="ar" style:country-complex="SA"/>
    </style:style>
    <style:style style:name="Pa12_2b_4" style:display-name="Pa12+4" style:family="paragraph" style:parent-style-name="Default" style:next-style-name="Default">
      <style:paragraph-properties style:line-height-at-least="0.355cm"/>
      <style:text-properties fo:color="#000000" loext:opacity="100%" style:font-name="Times LT Std" fo:font-family="'Times LT Std', 'Times LT Std'" style:font-family-generic="roman" style:font-name-complex="Times New Roman" style:font-family-complex="'Times New Roman'" style:font-family-generic-complex="roman" style:font-pitch-complex="variable"/>
    </style:style>
    <style:style style:name="Pa11_2b_2" style:display-name="Pa11+2" style:family="paragraph" style:parent-style-name="Default" style:next-style-name="Default">
      <style:paragraph-properties style:line-height-at-least="0.355cm"/>
      <style:text-properties fo:color="#000000" loext:opacity="100%" style:font-name="Times LT Std" fo:font-family="'Times LT Std', 'Times LT Std'" style:font-family-generic="roman"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a10_2b_4" style:display-name="Pa10+4" style:family="paragraph" style:parent-style-name="Default" style:next-style-name="Default">
      <style:paragraph-properties style:line-height-at-least="0.637cm"/>
      <style:text-properties fo:color="#000000" loext:opacity="100%" style:font-name="Futura Std Medium" fo:font-family="'Futura Std Medium', 'Futura Std Medium'" style:font-family-generic="swiss" style:font-name-complex="Times New Roman" style:font-family-complex="'Times New Roman'" style:font-family-generic-complex="roman" style:font-pitch-complex="variable"/>
    </style:style>
    <style:style style:name="Pa14_2b_5" style:display-name="Pa14+5" style:family="paragraph" style:parent-style-name="Default" style:next-style-name="Default">
      <style:paragraph-properties style:line-height-at-least="0.549cm"/>
      <style:text-properties fo:color="#000000" loext:opacity="100%" style:font-name="Futura Std Medium" fo:font-family="'Futura Std Medium', 'Futura Std Medium'" style:font-family-generic="swiss" style:font-name-complex="Times New Roman" style:font-family-complex="'Times New Roman'" style:font-family-generic-complex="roman" style:font-pitch-complex="variable"/>
    </style:style>
    <style:style style:name="Pa12_2b_6" style:display-name="Pa12+6" style:family="paragraph" style:parent-style-name="Default" style:next-style-name="Default">
      <style:paragraph-properties style:line-height-at-least="0.355cm"/>
      <style:text-properties fo:color="#000000" loext:opacity="100%" style:font-name="Times LT Std" fo:font-family="'Times LT Std', 'Times LT Std'" style:font-family-generic="roman" style:font-name-complex="Times New Roman" style:font-family-complex="'Times New Roman'" style:font-family-generic-complex="roman" style:font-pitch-complex="variabl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10_2b_6" style:display-name="Pa10+6" style:family="paragraph" style:parent-style-name="Default" style:next-style-name="Default">
      <style:paragraph-properties style:line-height-at-least="0.637cm"/>
      <style:text-properties fo:color="#000000" loext:opacity="100%" style:font-name="Futura Std Medium" fo:font-family="'Futura Std Medium', 'Futura Std Medium'" style:font-family-generic="swiss"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WW8Num1z0" style:family="text">
      <style:text-properties style:font-name-complex="Comic Sans MS" style:font-family-complex="'Comic Sans MS'" style:font-family-generic-complex="script"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Comic Sans MS" fo:font-family="'Comic Sans MS'" style:font-family-generic="script" style:font-pitch="variable" style:font-name-asian="OpenSymbol" style:font-family-asian="OpenSymbol, 'MS Mincho'" style:font-name-complex="OpenSymbol" style:font-family-complex="OpenSymbol, 'MS Mincho'"/>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ic Sans MS" fo:font-family="'Comic Sans MS'" style:font-family-generic="script" style:font-pitch="variable" style:font-name-asian="OpenSymbol" style:font-family-asian="OpenSymbol, 'MS Mincho'" style:font-name-complex="OpenSymbol" style:font-family-complex="OpenSymbol, 'MS Mincho'"/>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mic Sans MS" fo:font-family="'Comic Sans MS'" style:font-family-generic="script" style:font-pitch="variable" style:font-name-asian="OpenSymbol" style:font-family-asian="OpenSymbol, 'MS Mincho'" style:language-asian="es" style:country-asian="ES" style:font-name-complex="OpenSymbol" style:font-family-complex="OpenSymbol, 'MS Mincho'"/>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Comic Sans MS"/>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Comic Sans M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35cm"/>
        </style:list-level-properties>
        <style:text-properties style:font-name="Comic Sans MS"/>
      </text:list-level-style-bullet>
      <text:list-level-style-bullet text:level="2" text:style-name="WW8Num7z1" style:num-suffix="." text:bullet-char="o">
        <style:list-level-properties text:list-level-position-and-space-mode="label-alignment">
          <style:list-level-label-alignment text:label-followed-by="listtab" fo:text-indent="-0.635cm" fo:margin-left="2.505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7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1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5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25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3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text-properties fo:color="#595959" loext:opacity="100%" style:font-name="Comic Sans MS" fo:language="es" fo:country="ES" style:font-name-complex="Comic Sans MS"/>
    </style:style>
    <style:style style:name="MP2" style:family="paragraph" style:parent-style-name="Header">
      <style:paragraph-properties fo:margin-top="0cm" fo:margin-bottom="0cm" style:contextual-spacing="false"/>
      <style:text-properties fo:language="es" fo:country="ES"/>
    </style:style>
    <style:style style:name="MP3" style:family="paragraph" style:parent-style-name="Footer">
      <style:paragraph-properties fo:text-align="center" style:justify-single-word="false"/>
      <style:text-properties style:font-name="Comic Sans MS" fo:font-size="10pt" fo:language="es" fo:country="ES" style:font-size-asian="10pt" style:font-name-complex="Comic Sans MS" style:font-size-complex="10pt"/>
    </style:style>
    <style:style style:name="MP4" style:family="paragraph" style:parent-style-name="Footer">
      <style:text-properties style:font-name="Comic Sans MS" fo:font-size="10pt" fo:language="es" fo:country="ES" style:font-size-asian="10pt" style:font-name-complex="Comic Sans MS" style:font-size-complex="10pt"/>
    </style:style>
    <style:page-layout style:name="Mpm1">
      <style:page-layout-properties fo:page-width="21.001cm" fo:page-height="29.7cm" style:num-format="1" style:print-orientation="portrait" fo:margin-top="0.751cm" fo:margin-bottom="0cm" fo:margin-left="1.27cm" fo:margin-right="1.27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19cm" fo:margin-left="0cm" fo:margin-right="0cm" fo:margin-bottom="0.42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DESARROLLO DE APLICACIONES WEB</text:p>
        <text:p text:style-name="MP1">PROGRAMACIÓN. 2020/2021</text:p>
        <text:p text:style-name="MP1"/>
        <text:p text:style-name="MP2"/>
      </style:header>
      <style:footer>
        <text:p text:style-name="MP3"><text:page-number text:select-page="current">10</text:page-number></text:p>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uario de Windows</meta:initial-creator>
    <meta:creation-date>2016-11-06T18:37:00</meta:creation-date>
    <dc:date>2021-05-21T13:41:59.433000000</dc:date>
    <meta:editing-cycles>32</meta:editing-cycles>
    <meta:editing-duration>PT8H51M34S</meta:editing-duration>
    <meta:generator>LibreOffice/7.0.2.2$Windows_X86_64 LibreOffice_project/8349ace3c3162073abd90d81fd06dcfb6b36b994</meta:generator>
    <meta:document-statistic meta:table-count="1" meta:image-count="0" meta:object-count="0" meta:page-count="18" meta:paragraph-count="496" meta:word-count="3862" meta:character-count="25117" meta:non-whitespace-character-count="19965"/>
  </office:meta>
</office:document-meta>
</file>